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5" style:family="table-column">
      <style:table-column-properties fo:break-before="auto" style:column-width="5.775cm"/>
    </style:style>
    <style:style style:name="co9" style:family="table-column">
      <style:table-column-properties fo:break-before="auto" style:column-width="3.314cm"/>
    </style:style>
    <style:style style:name="co43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3.588cm"/>
    </style:style>
    <style:style style:name="co34" style:family="table-column">
      <style:table-column-properties fo:break-before="auto" style:column-width="1.866cm"/>
    </style:style>
    <style:style style:name="co44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3.369cm"/>
    </style:style>
    <style:style style:name="co19" style:family="table-column">
      <style:table-column-properties fo:break-before="auto" style:column-width="3.424cm"/>
    </style:style>
    <style:style style:name="co13" style:family="table-column">
      <style:table-column-properties fo:break-before="auto" style:column-width="4.491cm"/>
    </style:style>
    <style:style style:name="co14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5.092cm"/>
    </style:style>
    <style:style style:name="co45" style:family="table-column">
      <style:table-column-properties fo:break-before="auto" style:column-width="2.14cm"/>
    </style:style>
    <style:style style:name="co17" style:family="table-column">
      <style:table-column-properties fo:break-before="auto" style:column-width="3.478cm"/>
    </style:style>
    <style:style style:name="co18" style:family="table-column">
      <style:table-column-properties fo:break-before="auto" style:column-width="2.358cm"/>
    </style:style>
    <style:style style:name="co46" style:family="table-column">
      <style:table-column-properties fo:break-before="auto" style:column-width="1.21cm"/>
    </style:style>
    <style:style style:name="co4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11.352cm"/>
    </style:style>
    <style:style style:name="co31" style:family="table-column">
      <style:table-column-properties fo:break-before="auto" style:column-width="8.509cm"/>
    </style:style>
    <style:style style:name="co32" style:family="table-column">
      <style:table-column-properties fo:break-before="auto" style:column-width="1.455cm"/>
    </style:style>
    <style:style style:name="co25" style:family="table-column">
      <style:table-column-properties fo:break-before="auto" style:column-width="3.642cm"/>
    </style:style>
    <style:style style:name="co26" style:family="table-column">
      <style:table-column-properties fo:break-before="auto" style:column-width="3.397cm"/>
    </style:style>
    <style:style style:name="co27" style:family="table-column">
      <style:table-column-properties fo:break-before="auto" style:column-width="4.382cm"/>
    </style:style>
    <style:style style:name="co28" style:family="table-column">
      <style:table-column-properties fo:break-before="auto" style:column-width="5.749cm"/>
    </style:style>
    <style:style style:name="co29" style:family="table-column">
      <style:table-column-properties fo:break-before="auto" style:column-width="6.814cm"/>
    </style:style>
    <style:style style:name="co33" style:family="table-column">
      <style:table-column-properties fo:break-before="auto" style:column-width="3.288cm"/>
    </style:style>
    <style:style style:name="co36" style:family="table-column">
      <style:table-column-properties fo:break-before="auto" style:column-width="5.202cm"/>
    </style:style>
    <style:style style:name="co37" style:family="table-column">
      <style:table-column-properties fo:break-before="auto" style:column-width="3.15cm"/>
    </style:style>
    <style:style style:name="co38" style:family="table-column">
      <style:table-column-properties fo:break-before="auto" style:column-width="2.166cm"/>
    </style:style>
    <style:style style:name="co39" style:family="table-column">
      <style:table-column-properties fo:break-before="auto" style:column-width="1.155cm"/>
    </style:style>
    <style:style style:name="co40" style:family="table-column">
      <style:table-column-properties fo:break-before="auto" style:column-width="3.179cm"/>
    </style:style>
    <style:style style:name="co41" style:family="table-column">
      <style:table-column-properties fo:break-before="auto" style:column-width="2.796cm"/>
    </style:style>
    <style:style style:name="co42" style:family="table-column">
      <style:table-column-properties fo:break-before="auto" style:column-width="3.096cm"/>
    </style:style>
    <style:style style:name="co47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ff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47" style:family="table-cell" style:parent-style-name="Default" style:data-style-name="N117">
      <style:table-cell-properties fo:background-color="#00ff00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17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17">
      <style:table-cell-properties style:text-align-source="fix" style:repeat-content="false" fo:border="0.018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7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 style:data-style-name="N2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row table:style-name="ro1" table:number-rows-repeated="3"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PHC-Healthwatcher</text:p>
          </table:table-cell>
          <table:table-cell table:style-name="ce2" office:value-type="string">
            <text:p>standalone-Healthwatcher</text:p>
          </table:table-cell>
        </table:table-row>
        <table:table-row table:style-name="ro1">
          <table:table-cell table:style-name="ce2" office:value-type="string">
            <text:p>coupling</text:p>
          </table:table-cell>
          <table:table-cell table:style-name="ce14" table:formula="of:=[coupling.B5]" office:value-type="float" office:value="3.4375">
            <text:p>3.438</text:p>
          </table:table-cell>
          <table:table-cell table:style-name="ce14" table:formula="of:=[coupling.C5]" office:value-type="float" office:value="2.28571428571429">
            <text:p>2.286</text:p>
          </table:table-cell>
        </table:table-row>
        <table:table-row table:style-name="ro1">
          <table:table-cell table:style-name="ce2" office:value-type="string">
            <text:p>fsca(f)</text:p>
          </table:table-cell>
          <table:table-cell table:style-name="ce14" table:formula="of:=[soc.B2]" office:value-type="float" office:value="0.133333333333333">
            <text:p>0.133</text:p>
          </table:table-cell>
          <table:table-cell table:style-name="ce14" table:formula="of:=[soc.B3]" office:value-type="float" office:value="0.150375939849624">
            <text:p>0.150</text:p>
          </table:table-cell>
        </table:table-row>
        <table:table-row table:style-name="ro1">
          <table:table-cell table:style-name="ce2" office:value-type="string">
            <text:p>ftang(f)</text:p>
          </table:table-cell>
          <table:table-cell table:style-name="ce14" table:formula="of:=[soc.C2]" office:value-type="float" office:value="0.173684210526316">
            <text:p>0.174</text:p>
          </table:table-cell>
          <table:table-cell table:style-name="ce14" table:formula="of:=[soc.C3]" office:value-type="float" office:value="0.266917293233083">
            <text:p>0.267</text:p>
          </table:table-cell>
        </table:table-row>
        <table:table-row table:style-name="ro1">
          <table:table-cell table:style-name="ce2" office:value-type="string">
            <text:p># modules</text:p>
          </table:table-cell>
          <table:table-cell table:style-name="ce15" table:formula="of:=[size.C10]" office:value-type="float" office:value="15">
            <text:p>15</text:p>
          </table:table-cell>
          <table:table-cell table:style-name="ce15" table:formula="of:=[size.D10]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# components</text:p>
          </table:table-cell>
          <table:table-cell table:style-name="ce15" table:formula="of:=[size.C8]" office:value-type="float" office:value="10">
            <text:p>10</text:p>
          </table:table-cell>
          <table:table-cell table:style-name="ce15" table:formula="of:=[size.D8]"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# connectors</text:p>
          </table:table-cell>
          <table:table-cell table:style-name="ce15" table:formula="of:=[size.C9]" office:value-type="float" office:value="5">
            <text:p>5</text:p>
          </table:table-cell>
          <table:table-cell table:style-name="ce15" table:formula="of:=[size.D9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# features</text:p>
          </table:table-cell>
          <table:table-cell table:style-name="ce15" table:formula="of:=[size.C11]" office:value-type="float" office:value="38">
            <text:p>38</text:p>
          </table:table-cell>
          <table:table-cell table:style-name="ce15" table:formula="of:=[size.D11]" office:value-type="float" office:value="38">
            <text:p>38</text:p>
          </table:table-cell>
        </table:table-row>
        <table:table-row table:style-name="ro1">
          <table:table-cell table:style-name="ce2" office:value-type="string">
            <text:p>total LOC</text:p>
          </table:table-cell>
          <table:table-cell table:style-name="ce15" table:formula="of:=[size.C12]" office:value-type="float" office:value="17352">
            <text:p>17352</text:p>
          </table:table-cell>
          <table:table-cell table:style-name="ce15" table:formula="of:=[size.D12]" office:value-type="float" office:value="7780">
            <text:p>7780</text:p>
          </table:table-cell>
        </table:table-row>
        <table:table-row table:style-name="ro1">
          <table:table-cell table:style-name="ce2" office:value-type="string">
            <text:p>average LOC/module</text:p>
          </table:table-cell>
          <table:table-cell table:style-name="ce16" table:formula="of:=[size.C13]" office:value-type="float" office:value="1156.8">
            <text:p>1156.80</text:p>
          </table:table-cell>
          <table:table-cell table:style-name="ce16" table:formula="of:=[size.D13]" office:value-type="float" office:value="1111.42857142857">
            <text:p>1111.43</text:p>
          </table:table-cell>
        </table:table-row>
        <table:table-row table:style-name="ro1">
          <table:table-cell table:style-name="ce2" office:value-type="string">
            <text:p>reused LOC</text:p>
          </table:table-cell>
          <table:table-cell table:style-name="ce2" table:formula="of:=[codereuse.A4]" office:value-type="float" office:value="6236">
            <text:p>6236</text:p>
          </table:table-cell>
          <table:table-cell table:style-name="ce18"/>
        </table:table-row>
        <table:table-row table:style-name="ro1">
          <table:table-cell table:style-name="ce2" office:value-type="string">
            <text:p>percentage reuse</text:p>
          </table:table-cell>
          <table:table-cell table:style-name="ce17" table:formula="of:=[.B14]/[.C12]" office:value-type="percentage" office:value="0.801542416452442">
            <text:p>80.15%</text:p>
          </table:table-cell>
          <table:table-cell table:style-name="ce18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pling" table:style-name="ta1" table:print="false"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33" table:default-cell-style-name="ce1"/>
        <table:table-column table:style-name="co8" table:default-cell-style-name="ce1"/>
        <table:table-column table:style-name="co9" table:default-cell-style-name="ce1"/>
        <table:table-column table:style-name="co36" table:default-cell-style-name="ce1"/>
        <table:table-column table:style-name="co11" table:default-cell-style-name="ce1"/>
        <table:table-column table:style-name="co3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39" table:default-cell-style-name="ce10"/>
        <table:table-column table:style-name="co38" table:default-cell-style-name="ce1"/>
        <table:table-column table:style-name="co4" table:number-columns-repeated="1004" table:default-cell-style-name="ce1"/>
        <table:table-row table:style-name="ro1">
          <table:table-cell table:style-name="ce19" office:value-type="string">
            <text:p>PublicHealthComplaint SPL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Healthwatcher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9" office:value-type="string">
            <text:p>Efferent coupling</text:p>
          </table:table-cell>
          <table:table-cell table:style-name="ce9" office:value-type="string">
            <text:p>PHC-Healthwatcher</text:p>
          </table:table-cell>
          <table:table-cell table:style-name="ce9" office:value-type="string">
            <text:p>Legacy-HW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9" office:value-type="string">
            <text:p>Average</text:p>
          </table:table-cell>
          <table:table-cell table:style-name="ce24" table:formula="of:=[.R30]" office:value-type="float" office:value="3.4375">
            <text:p>3.44</text:p>
          </table:table-cell>
          <table:table-cell table:style-name="ce24" table:formula="of:=[.I64]" office:value-type="float" office:value="2.28571428571429">
            <text:p>2.2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9" office:value-type="string">
            <text:p>Stdev</text:p>
          </table:table-cell>
          <table:table-cell table:style-name="ce24" table:formula="of:=[.R31]" office:value-type="float" office:value="1.86077940659284">
            <text:p>1.86</text:p>
          </table:table-cell>
          <table:table-cell table:style-name="ce24" table:formula="of:=[.L49]" office:value-type="float" office:value="2.83039062871384">
            <text:p>2.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9" office:value-type="string">
            <text:p>Median</text:p>
          </table:table-cell>
          <table:table-cell table:style-name="ce24" table:formula="of:=[.R32]" office:value-type="float" office:value="3">
            <text:p>3.00</text:p>
          </table:table-cell>
          <table:table-cell table:style-name="ce24" table:formula="of:=[.L50]" office:value-type="float" office:value="1.5">
            <text:p>1.50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alpha</text:p>
          </table:table-cell>
          <table:table-cell table:style-name="ce24" table:formula="of:=[.R33]" office:value-type="float" office:value="0.05">
            <text:p>0.05</text:p>
          </table:table-cell>
          <table:table-cell table:style-name="ce24" table:formula="of:=[.L51]" office:value-type="float" office:value="0.05">
            <text:p>0.05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size</text:p>
          </table:table-cell>
          <table:table-cell table:style-name="ce25" table:formula="of:=[.R34]" office:value-type="float" office:value="16">
            <text:p>16</text:p>
          </table:table-cell>
          <table:table-cell table:style-name="ce25" table:formula="of:=[.L52]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confidence interval</text:p>
          </table:table-cell>
          <table:table-cell table:style-name="ce24" table:formula="of:=[.R35]" office:value-type="float" office:value="0.911765155023945">
            <text:p>0.91</text:p>
          </table:table-cell>
          <table:table-cell table:style-name="ce24" table:formula="of:=[.L53]" office:value-type="float" office:value="1.75426205115822">
            <text:p>1.75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8"/>
          <table:table-cell table:style-name="ce18" table:formula="of:=[.A14]" office:value-type="string" office:string-value="complaintmgr">
            <text:p>complaintmgr</text:p>
          </table:table-cell>
          <table:table-cell table:style-name="ce18" table:formula="of:=[.A15]" office:value-type="string" office:string-value="complaintmgr_supportservicesmgr">
            <text:p>complaintmgr_supportservicesmgr</text:p>
          </table:table-cell>
          <table:table-cell table:style-name="ce18" table:formula="of:=[.A16]" office:value-type="string" office:string-value="concurrency">
            <text:p>concurrency</text:p>
          </table:table-cell>
          <table:table-cell table:style-name="ce18" table:formula="of:=[.A17]" office:value-type="string" office:string-value="concurrency_connvp">
            <text:p>concurrency_connvp</text:p>
          </table:table-cell>
          <table:table-cell table:style-name="ce18" table:formula="of:=[.A18]" office:value-type="string" office:string-value="datatypes">
            <text:p>datatypes</text:p>
          </table:table-cell>
          <table:table-cell table:style-name="ce18" table:formula="of:=[.A19]" office:value-type="string" office:string-value="distribution">
            <text:p>distribution</text:p>
          </table:table-cell>
          <table:table-cell table:style-name="ce18" table:formula="of:=[.A20]" office:value-type="string" office:string-value="distribution_connvp">
            <text:p>distribution_connvp</text:p>
          </table:table-cell>
          <table:table-cell table:style-name="ce18" table:formula="of:=[.A21]" office:value-type="string" office:string-value="exceptionhandling">
            <text:p>exceptionhandling</text:p>
          </table:table-cell>
          <table:table-cell table:style-name="ce18" table:formula="of:=[.A22]" office:value-type="string" office:string-value="exceptionhandling_connvp">
            <text:p>exceptionhandling_connvp</text:p>
          </table:table-cell>
          <table:table-cell table:style-name="ce18" table:formula="of:=[.A23]" office:value-type="string" office:string-value="infrastructuremgt">
            <text:p>infrastructuremgt</text:p>
          </table:table-cell>
          <table:table-cell table:style-name="ce18" table:formula="of:=[.A24]" office:value-type="string" office:string-value="infrastructure_supportservices">
            <text:p>infrastructure_supportservices</text:p>
          </table:table-cell>
          <table:table-cell table:style-name="ce18" table:formula="of:=[.A25]" office:value-type="string" office:string-value="persistence">
            <text:p>persistence</text:p>
          </table:table-cell>
          <table:table-cell table:style-name="ce18" table:formula="of:=[.A26]" office:value-type="string" office:string-value="persistence_connvp">
            <text:p>persistence_connvp</text:p>
          </table:table-cell>
          <table:table-cell table:style-name="ce18" table:formula="of:=[.A27]" office:value-type="string" office:string-value="rmiconnector">
            <text:p>rmiconnector</text:p>
          </table:table-cell>
          <table:table-cell table:style-name="ce18" table:formula="of:=[.A28]" office:value-type="string" office:string-value="supportservicesmgr">
            <text:p>supportservicesmgr</text:p>
          </table:table-cell>
          <table:table-cell table:style-name="ce18" table:formula="of:=[.A29]" office:value-type="string" office:string-value="userinterface">
            <text:p>userinterface</text:p>
          </table:table-cell>
          <table:table-cell table:style-name="ce34" office:value-type="string">
            <text:p>Total</text:p>
          </table:table-cell>
          <table:table-cell office:value-type="string">
            <text:p>Type</text:p>
          </table:table-cell>
          <table:table-cell/>
          <table:table-cell office:value-type="string">
            <text:p>PHC-HW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complaintmgr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4" table:formula="of:=SUM([.B14:.Q14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4]*[.S14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4]*[.U14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complaintmgr_supportservicesmg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4" table:formula="of:=SUM([.B15:.Q15])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R15]*[.S15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18" office:value-type="string">
            <text:p>concurrenc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4" table:formula="of:=SUM([.B16:.Q16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6]*[.S16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16]*[.U16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concurrency_connv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4" table:formula="of:=SUM([.B17:.Q17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17]*[.S1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7]*[.U17]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datatyp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4" table:formula="of:=SUM([.B18:.Q18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18]*[.S1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R18]*[.U18]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distributi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4" table:formula="of:=SUM([.B19:.Q19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9]*[.S1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19]*[.U19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distribution_connv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4" table:formula="of:=SUM([.B20:.Q20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R20]*[.S2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0]*[.U20]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exceptionhandli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4" table:formula="of:=SUM([.B21:.Q21]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1]*[.S21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1]*[.U2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exceptionhandling_connv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4" table:formula="of:=SUM([.B22:.Q22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R22]*[.S2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2]*[.U22]"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infrastructuremg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4" table:formula="of:=SUM([.B23:.Q23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3]*[.S23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3]*[.U23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infrastructure_supportservic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4" table:formula="of:=SUM([.B24:.Q24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R24]*[.S2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4]*[.U24]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persistenc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4" table:formula="of:=SUM([.B25:.Q25]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5]*[.S25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R25]*[.U25]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persistence_connv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4" table:formula="of:=SUM([.B26:.Q26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6]*[.S2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6]*[.U26]"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rmiconnecto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4" table:formula="of:=SUM([.B27:.Q27])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R27]*[.S2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27]*[.U27]"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supportservicesmg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34" table:formula="of:=SUM([.B28:.Q28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8]*[.S28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8]*[.U28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8" office:value-type="string">
            <text:p>userinterfac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4" table:formula="of:=SUM([.B29:.Q29]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9]*[.S29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R29]*[.U29]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0"/>
          <table:table-cell table:style-name="ce10" table:formula="of:=SUM([.B14:.B29])" office:value-type="float" office:value="6">
            <text:p>6</text:p>
          </table:table-cell>
          <table:table-cell table:style-name="ce10" table:formula="of:=SUM([.C14:.C29])" office:value-type="float" office:value="0">
            <text:p>0</text:p>
          </table:table-cell>
          <table:table-cell table:style-name="ce10" table:formula="of:=SUM([.D14:.D29])" office:value-type="float" office:value="2">
            <text:p>2</text:p>
          </table:table-cell>
          <table:table-cell table:style-name="ce10" table:formula="of:=SUM([.E14:.E29])" office:value-type="float" office:value="0">
            <text:p>0</text:p>
          </table:table-cell>
          <table:table-cell table:style-name="ce10" table:formula="of:=SUM([.F14:.F29])" office:value-type="float" office:value="11">
            <text:p>11</text:p>
          </table:table-cell>
          <table:table-cell table:style-name="ce10" table:formula="of:=SUM([.G14:.G29])" office:value-type="float" office:value="8">
            <text:p>8</text:p>
          </table:table-cell>
          <table:table-cell table:style-name="ce10" table:formula="of:=SUM([.H14:.H29])" office:value-type="float" office:value="0">
            <text:p>0</text:p>
          </table:table-cell>
          <table:table-cell table:style-name="ce10" table:formula="of:=SUM([.I14:.I29])" office:value-type="float" office:value="10">
            <text:p>10</text:p>
          </table:table-cell>
          <table:table-cell table:style-name="ce10" table:formula="of:=SUM([.J14:.J29])" office:value-type="float" office:value="0">
            <text:p>0</text:p>
          </table:table-cell>
          <table:table-cell table:style-name="ce10" table:formula="of:=SUM([.K14:.K29])" office:value-type="float" office:value="5">
            <text:p>5</text:p>
          </table:table-cell>
          <table:table-cell table:style-name="ce10" table:formula="of:=SUM([.L14:.L29])" office:value-type="float" office:value="0">
            <text:p>0</text:p>
          </table:table-cell>
          <table:table-cell table:style-name="ce10" table:formula="of:=SUM([.M14:.M29])" office:value-type="float" office:value="2">
            <text:p>2</text:p>
          </table:table-cell>
          <table:table-cell table:style-name="ce10" table:formula="of:=SUM([.N14:.N29])" office:value-type="float" office:value="0">
            <text:p>0</text:p>
          </table:table-cell>
          <table:table-cell table:style-name="ce10" table:formula="of:=SUM([.O14:.O29])" office:value-type="float" office:value="1">
            <text:p>1</text:p>
          </table:table-cell>
          <table:table-cell table:style-name="ce10" table:formula="of:=SUM([.P14:.P29])" office:value-type="float" office:value="6">
            <text:p>6</text:p>
          </table:table-cell>
          <table:table-cell table:style-name="ce10" table:formula="of:=SUM([.Q14:.Q29])" office:value-type="float" office:value="4">
            <text:p>4</text:p>
          </table:table-cell>
          <table:table-cell table:style-name="ce31" table:formula="of:=AVERAGE([.R14:.R29])" office:value-type="float" office:value="3.4375">
            <text:p>3.44</text:p>
          </table:table-cell>
          <table:table-cell table:style-name="ce9" office:value-type="string">
            <text:p>average</text:p>
          </table:table-cell>
          <table:table-cell table:style-name="ce10" table:formula="of:=([.T14]+[.T16]+[.T18]+[.T19]+[.T23]+[.T25]+[.T28]+[.T29])/8" office:value-type="float" office:value="2.5">
            <text:p>2.5</text:p>
          </table:table-cell>
          <table:table-cell table:style-name="ce10"/>
          <table:table-cell table:style-name="ce35" table:formula="of:=AVERAGEA([.V14:.V29])" office:value-type="float" office:value="3.46666666666667">
            <text:p>3.47</text:p>
          </table:table-cell>
          <table:table-cell table:style-name="ce10" table:number-columns-repeated="1001"/>
        </table:table-row>
        <table:table-row table:style-name="ro1">
          <table:table-cell table:number-columns-repeated="17"/>
          <table:table-cell table:style-name="ce31" table:formula="of:=STDEV([.R14:.R29])" office:value-type="float" office:value="1.86077940659284">
            <text:p>1.86</text:p>
          </table:table-cell>
          <table:table-cell table:style-name="ce9" office:value-type="string">
            <text:p>stdev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1" table:formula="of:=MEDIAN([.R14:.R29])" office:value-type="float" office:value="3">
            <text:p>3.00</text:p>
          </table:table-cell>
          <table:table-cell table:style-name="ce9" office:value-type="string">
            <text:p>median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1" office:value-type="float" office:value="0.05">
            <text:p>0.05</text:p>
          </table:table-cell>
          <table:table-cell table:style-name="ce9" office:value-type="string">
            <text:p>alpha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2" table:formula="of:=COUNT([.R14:.R29])" office:value-type="float" office:value="16">
            <text:p>16</text:p>
          </table:table-cell>
          <table:table-cell table:style-name="ce9" office:value-type="string">
            <text:p>size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31" table:formula="of:=CONFIDENCE([.R33];[.R31];[.R34])" office:value-type="float" office:value="0.911765155023945">
            <text:p>0.91</text:p>
          </table:table-cell>
          <table:table-cell table:style-name="ce9" office:value-type="string">
            <text:p>confidence</text:p>
          </table:table-cell>
          <table:table-cell table:number-columns-repeated="1004"/>
        </table:table-row>
        <table:table-row table:style-name="ro1">
          <table:table-cell table:number-columns-repeated="1023"/>
        </table:table-row>
        <table:table-row table:style-name="ro1">
          <table:table-cell table:style-name="ce18"/>
          <table:table-cell table:style-name="ce18" table:formula="of:=[.A38]" office:value-type="string" office:string-value="healthwatcher.aspects">
            <text:p>healthwatcher.aspects</text:p>
          </table:table-cell>
          <table:table-cell table:style-name="ce18" table:formula="of:=[.A39]" office:value-type="string" office:string-value="healthwatcher.business">
            <text:p>healthwatcher.business</text:p>
          </table:table-cell>
          <table:table-cell table:style-name="ce18" table:formula="of:=[.A40]" office:value-type="string" office:string-value="healthwatcher.data">
            <text:p>healthwatcher.data</text:p>
          </table:table-cell>
          <table:table-cell table:style-name="ce18" table:formula="of:=[.A41]" office:value-type="string" office:string-value="healthwatcher.model">
            <text:p>healthwatcher.model</text:p>
          </table:table-cell>
          <table:table-cell table:style-name="ce18" table:formula="of:=[.A42]" office:value-type="string" office:string-value="healthwatcher.view">
            <text:p>healthwatcher.view</text:p>
          </table:table-cell>
          <table:table-cell table:style-name="ce18" table:formula="of:=[.A43]" office:value-type="string" office:string-value="{healthwatcher|lib}.concurrency">
            <text:p>{healthwatcher|lib}.concurrency</text:p>
          </table:table-cell>
          <table:table-cell table:style-name="ce18" table:formula="of:=[.A44]" office:value-type="string" office:string-value="lib.distribution.rmi">
            <text:p>lib.distribution.rmi</text:p>
          </table:table-cell>
          <table:table-cell table:style-name="ce18" table:formula="of:=[.A45]" office:value-type="string" office:string-value="lib.exceptions">
            <text:p>lib.exceptions</text:p>
          </table:table-cell>
          <table:table-cell table:style-name="ce18" table:formula="of:=[.A46]" office:value-type="string" office:string-value="lib.persistence">
            <text:p>lib.persistence</text:p>
          </table:table-cell>
          <table:table-cell table:style-name="ce18" table:formula="of:=[.A47]" office:value-type="string" office:string-value="lib.util">
            <text:p>lib.util</text:p>
          </table:table-cell>
          <table:table-cell table:style-name="ce33" office:value-type="string">
            <text:p>Total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healthwatcher.aspects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3" table:formula="of:=SUM([.B38:.K38])" office:value-type="float" office:value="9">
            <text:p>9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healthwatcher.business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3" table:formula="of:=SUM([.B39:.K39])" office:value-type="float" office:value="5">
            <text:p>5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healthwatcher.dat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3" table:formula="of:=SUM([.B40:.K40])" office:value-type="float" office:value="4">
            <text:p>4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healthwatcher.mode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3" table:formula="of:=SUM([.B41:.K41])" office:value-type="float" office:value="1">
            <text:p>1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healthwatcher.view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3" table:formula="of:=SUM([.B42:.K42])" office:value-type="float" office:value="4">
            <text:p>4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{healthwatcher|lib}.concurrenc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3" table:formula="of:=SUM([.B43:.K43])" office:value-type="float" office:value="0">
            <text:p>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lib.distribution.rm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33" table:formula="of:=SUM([.B44:.K44])" office:value-type="float" office:value="2">
            <text:p>2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lib.exception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3" table:formula="of:=SUM([.B45:.K45])" office:value-type="float" office:value="0">
            <text:p>0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lib.persistenc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33" table:formula="of:=SUM([.B46:.K46])" office:value-type="float" office:value="1">
            <text:p>1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8" office:value-type="string">
            <text:p>lib.uti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3" table:formula="of:=SUM([.B47:.K47])" office:value-type="float" office:value="1">
            <text:p>1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Default"/>
          <table:table-cell table:style-name="ce10" table:formula="of:=SUM([.B38:.B47])" office:value-type="float" office:value="0">
            <text:p>0</text:p>
          </table:table-cell>
          <table:table-cell table:style-name="ce10" table:formula="of:=SUM([.C38:.C47])" office:value-type="float" office:value="2">
            <text:p>2</text:p>
          </table:table-cell>
          <table:table-cell table:style-name="ce10" table:formula="of:=SUM([.D38:.D47])" office:value-type="float" office:value="2">
            <text:p>2</text:p>
          </table:table-cell>
          <table:table-cell table:style-name="ce10" table:formula="of:=SUM([.E38:.E47])" office:value-type="float" office:value="4">
            <text:p>4</text:p>
          </table:table-cell>
          <table:table-cell table:style-name="ce10" table:formula="of:=SUM([.F38:.F47])" office:value-type="float" office:value="2">
            <text:p>2</text:p>
          </table:table-cell>
          <table:table-cell table:style-name="ce10" table:formula="of:=SUM([.G38:.G47])" office:value-type="float" office:value="1">
            <text:p>1</text:p>
          </table:table-cell>
          <table:table-cell table:style-name="ce10" table:formula="of:=SUM([.H38:.H47])" office:value-type="float" office:value="1">
            <text:p>1</text:p>
          </table:table-cell>
          <table:table-cell table:style-name="ce10" table:formula="of:=SUM([.I38:.I47])" office:value-type="float" office:value="7">
            <text:p>7</text:p>
          </table:table-cell>
          <table:table-cell table:style-name="ce10" table:formula="of:=SUM([.J38:.J47])" office:value-type="float" office:value="2">
            <text:p>2</text:p>
          </table:table-cell>
          <table:table-cell table:style-name="ce10" table:formula="of:=SUM([.K38:.K47])" office:value-type="float" office:value="6">
            <text:p>6</text:p>
          </table:table-cell>
          <table:table-cell table:style-name="ce31" table:formula="of:=AVERAGE([.L38:.L47])" office:value-type="float" office:value="2.7">
            <text:p>2.70</text:p>
          </table:table-cell>
          <table:table-cell table:style-name="ce9" table:formula="of:=[.S30]" office:value-type="string" office:string-value="average">
            <text:p>average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Default"/>
          <table:table-cell table:number-columns-repeated="10"/>
          <table:table-cell table:style-name="ce31" table:formula="of:=STDEV([.L38:.L47])" office:value-type="float" office:value="2.83039062871384">
            <text:p>2.83</text:p>
          </table:table-cell>
          <table:table-cell table:style-name="ce9" table:formula="of:=[.S31]" office:value-type="string" office:string-value="stdev">
            <text:p>stdev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Default"/>
          <table:table-cell table:number-columns-repeated="10"/>
          <table:table-cell table:style-name="ce31" table:formula="of:=MEDIAN([.L38:.L47])" office:value-type="float" office:value="1.5">
            <text:p>1.50</text:p>
          </table:table-cell>
          <table:table-cell table:style-name="ce9" table:formula="of:=[.S32]" office:value-type="string" office:string-value="median">
            <text:p>median</text:p>
          </table:table-cell>
          <table:table-cell table:number-columns-repeated="1009"/>
          <table:table-cell table:style-name="Default"/>
        </table:table-row>
        <table:table-row table:style-name="ro1">
          <table:table-cell table:style-name="Default"/>
          <table:table-cell table:number-columns-repeated="10"/>
          <table:table-cell table:style-name="ce31" table:formula="of:=[.R33]" office:value-type="float" office:value="0.05">
            <text:p>0.05</text:p>
          </table:table-cell>
          <table:table-cell table:style-name="ce9" table:formula="of:=[.S33]" office:value-type="string" office:string-value="alpha">
            <text:p>alpha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"/>
          <table:table-cell table:style-name="ce32" table:formula="of:=COUNT([.L38:.L47])" office:value-type="float" office:value="10">
            <text:p>10</text:p>
          </table:table-cell>
          <table:table-cell table:style-name="ce9" table:formula="of:=[.S34]" office:value-type="string" office:string-value="size">
            <text:p>size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31" table:formula="of:=CONFIDENCE([.L51];[.L49];[.L52])" office:value-type="float" office:value="1.75426205115822">
            <text:p>1.75</text:p>
          </table:table-cell>
          <table:table-cell table:style-name="ce9" table:formula="of:=[.S35]" office:value-type="string" office:string-value="confidence">
            <text:p>confidence</text:p>
          </table:table-cell>
          <table:table-cell table:number-columns-repeated="101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18"/>
          <table:table-cell table:style-name="ce18" table:formula="of:=[.A57]" office:value-type="string" office:string-value="client.distribution">
            <text:p>client.distribution</text:p>
          </table:table-cell>
          <table:table-cell table:style-name="ce18" table:formula="of:=[.A58]" office:value-type="string" office:string-value="business">
            <text:p>business</text:p>
          </table:table-cell>
          <table:table-cell table:style-name="ce18" table:formula="of:=[.A59]" office:value-type="string" office:string-value="concurrency">
            <text:p>concurrency</text:p>
          </table:table-cell>
          <table:table-cell table:style-name="ce18" table:formula="of:=[.A60]" office:value-type="string" office:string-value="datalayer">
            <text:p>datalayer</text:p>
          </table:table-cell>
          <table:table-cell table:style-name="ce18" table:formula="of:=[.A61]" office:value-type="string" office:string-value="gui">
            <text:p>gui</text:p>
          </table:table-cell>
          <table:table-cell table:style-name="ce18" table:formula="of:=[.A62]" office:value-type="string" office:string-value="hwtimestamp">
            <text:p>hwtimestamp</text:p>
          </table:table-cell>
          <table:table-cell table:style-name="ce18" table:formula="of:=[.A63]" office:value-type="string" office:string-value="server.distribution">
            <text:p>server.distribution</text:p>
          </table:table-cell>
          <table:table-cell table:style-name="ce18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client.distribution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SUM([.B57:.H57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business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SUM([.B58:.H58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concurrenc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SUM([.B59:.H59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datalay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SUM([.B60:.H60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gu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SUM([.B61:.H61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hwtimestamp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table:formula="of:=SUM([.B62:.H62])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18" office:value-type="string">
            <text:p>server.distributi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table:formula="of:=SUM([.B63:.H63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1" table:formula="of:=AVERAGE([.I57:.I63])" office:value-type="float" office:value="2.28571428571429">
            <text:p>2.29</text:p>
          </table:table-cell>
          <table:table-cell table:style-name="ce9" table:formula="of:=[.M48]" office:value-type="string" office:string-value="average">
            <text:p>average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 table:formula="of:=STDEV([.I57:.I63])" office:value-type="float" office:value="0.487950036474267">
            <text:p>0.49</text:p>
          </table:table-cell>
          <table:table-cell table:style-name="ce9" table:formula="of:=[.M49]" office:value-type="string" office:string-value="stdev">
            <text:p>stdev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 table:formula="of:=MEDIAN([.I57:.I63])" office:value-type="float" office:value="2">
            <text:p>2.00</text:p>
          </table:table-cell>
          <table:table-cell table:style-name="ce9" table:formula="of:=[.M50]" office:value-type="string" office:string-value="median">
            <text:p>median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 office:value-type="float" office:value="0.05">
            <text:p>0.05</text:p>
          </table:table-cell>
          <table:table-cell table:style-name="ce9" table:formula="of:=[.M51]" office:value-type="string" office:string-value="alpha">
            <text:p>alpha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2" table:formula="of:=COUNT([.I57:.I63])" office:value-type="float" office:value="7">
            <text:p>7</text:p>
          </table:table-cell>
          <table:table-cell table:style-name="ce9" table:formula="of:=[.M52]" office:value-type="string" office:string-value="size">
            <text:p>size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 table:formula="of:=CONFIDENCE([.I67];[.I65];[.I68])" office:value-type="float" office:value="0.36147180339476">
            <text:p>0.36</text:p>
          </table:table-cell>
          <table:table-cell table:style-name="ce9" table:formula="of:=[.M53]" office:value-type="string" office:string-value="confidence">
            <text:p>confidence</text:p>
          </table:table-cell>
          <table:table-cell table:number-columns-repeated="1013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0" table:formula="of:=[.A57]" office:value-type="string" office:string-value="client.distribution">
            <text:p>client.distribution</text:p>
          </table:table-cell>
          <table:table-cell table:style-name="ce27" office:value-type="string">
            <text:p>HWClientDistribution</text:p>
          </table:table-cell>
          <table:table-cell table:number-columns-repeated="1021"/>
        </table:table-row>
        <table:table-row table:style-name="ro1">
          <table:table-cell table:style-name="ce21" office:value-type="string">
            <text:p>server.distribution</text:p>
          </table:table-cell>
          <table:table-cell table:style-name="ce28" office:value-type="string">
            <text:p>healthwatcher.aspects.distribution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9" office:value-type="string">
            <text:p>lib.distribution.rmi</text:p>
          </table:table-cell>
          <table:table-cell table:number-columns-repeated="1021"/>
        </table:table-row>
        <table:table-row table:style-name="ro1">
          <table:table-cell table:style-name="ce21" office:value-type="string">
            <text:p>gui</text:p>
          </table:table-cell>
          <table:table-cell table:style-name="ce30" office:value-type="string">
            <text:p>healthwatcher.view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8" office:value-type="string">
            <text:p>healthwatcher.aspects.exceptionhandling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8" office:value-type="string">
            <text:p>lib.util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9" office:value-type="string">
            <text:p>lib.exception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business</text:p>
          </table:table-cell>
          <table:table-cell table:style-name="ce27" office:value-type="string">
            <text:p>healthwatcher.business</text:p>
          </table:table-cell>
          <table:table-cell table:number-columns-repeated="1021"/>
        </table:table-row>
        <table:table-row table:style-name="ro1">
          <table:table-cell table:style-name="ce21" office:value-type="string">
            <text:p>concurrency</text:p>
          </table:table-cell>
          <table:table-cell table:style-name="ce30" office:value-type="string">
            <text:p>healthwatcher.aspects.concurrency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8" office:value-type="string">
            <text:p>healthwatcher.concurrency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9" office:value-type="string">
            <text:p>lib.concurrency</text:p>
          </table:table-cell>
          <table:table-cell table:number-columns-repeated="1021"/>
        </table:table-row>
        <table:table-row table:style-name="ro1">
          <table:table-cell table:style-name="ce21" office:value-type="string">
            <text:p>datalayer</text:p>
          </table:table-cell>
          <table:table-cell table:style-name="ce30" office:value-type="string">
            <text:p>healthwatcher.data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8" office:value-type="string">
            <text:p>healthwatcher.aspects.persistence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8" office:value-type="string">
            <text:p>lib.persistence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9" office:value-type="string">
            <text:p>healthwatcher.model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hwtimestamp</text:p>
          </table:table-cell>
          <table:table-cell table:style-name="ce27" office:value-type="string">
            <text:p>HWTimestamp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ze" table:style-name="ta1" table:print="false">
        <table:table-column table:style-name="co28" table:default-cell-style-name="ce1"/>
        <table:table-column table:style-name="co40" table:number-columns-repeated="2" table:default-cell-style-name="ce1"/>
        <table:table-column table:style-name="co41" table:number-columns-repeated="2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" table:number-columns-repeated="1017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36"/>
          <table:table-cell table:style-name="ce36" office:value-type="string">
            <text:p>PHC - SPL</text:p>
          </table:table-cell>
          <table:table-cell table:style-name="ce36" office:value-type="string">
            <text:p>PHC-HW </text:p>
          </table:table-cell>
          <table:table-cell table:style-name="ce36" office:value-type="string">
            <text:p>Legacy-H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 components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table:formula="of:=[.D10]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 connectors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 modules</text:p>
          </table:table-cell>
          <table:table-cell table:style-name="ce2" table:formula="of:=COUNTA([.A31:.A46])" office:value-type="float" office:value="16">
            <text:p>16</text:p>
          </table:table-cell>
          <table:table-cell table:style-name="ce2" table:formula="of:=SUM([.C31:.C46])" office:value-type="float" office:value="15">
            <text:p>15</text:p>
          </table:table-cell>
          <table:table-cell table:style-name="ce2" table:formula="of:=COUNTA([.A81:.A87])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# features</text:p>
          </table:table-cell>
          <table:table-cell table:style-name="ce2" office:value-type="float" office:value="44">
            <text:p>44</text:p>
          </table:table-cell>
          <table:table-cell table:style-name="ce2" table:formula="of:=COUNTA([soc.A8:.A45])" office:value-type="float" office:value="38">
            <text:p>38</text:p>
          </table:table-cell>
          <table:table-cell table:style-name="ce2" table:formula="of:=[.C11]" office:value-type="float" office:value="38">
            <text:p>3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otal LOC</text:p>
          </table:table-cell>
          <table:table-cell table:style-name="ce2" table:formula="of:=SUM([.D31:.D46])" office:value-type="float" office:value="18488">
            <text:p>18488</text:p>
          </table:table-cell>
          <table:table-cell table:style-name="ce2" table:formula="of:=SUM([.E31:.E46])" office:value-type="float" office:value="17352">
            <text:p>17352</text:p>
          </table:table-cell>
          <table:table-cell table:style-name="ce2" table:formula="of:=SUM([.B81:.B86])" office:value-type="float" office:value="7780">
            <text:p>778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verage LOC/module</text:p>
          </table:table-cell>
          <table:table-cell table:style-name="ce16" table:formula="of:=[.B12]/[.B10]" office:value-type="float" office:value="1155.5">
            <text:p>1155.50</text:p>
          </table:table-cell>
          <table:table-cell table:style-name="ce16" table:formula="of:=[.C12]/[.C10]" office:value-type="float" office:value="1156.8">
            <text:p>1156.80</text:p>
          </table:table-cell>
          <table:table-cell table:style-name="ce16" table:formula="of:=[.D12]/[.D10]" office:value-type="float" office:value="1111.42857142857">
            <text:p>1111.4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otal LOC of connectors</text:p>
          </table:table-cell>
          <table:table-cell table:style-name="ce15" table:formula="of:=1948-54*3" office:value-type="float" office:value="1786">
            <text:p>1786</text:p>
          </table:table-cell>
          <table:table-cell table:style-name="ce16"/>
          <table:table-cell table:style-name="ce16" office:value-type="string">
            <text:p>NA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otal LOC of components</text:p>
          </table:table-cell>
          <table:table-cell table:style-name="ce15" table:formula="of:=[.B12]-[.B14]" office:value-type="float" office:value="16702">
            <text:p>16702</text:p>
          </table:table-cell>
          <table:table-cell table:style-name="ce15"/>
          <table:table-cell table:style-name="ce15" table:formula="of:=[.D12]" office:value-type="float" office:value="7780">
            <text:p>778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SMOS*-VP infrastructure code</text:p>
          </table:table-cell>
          <table:table-cell table:style-name="ce15" table:formula="of:=SUM([.B17:.B19])" office:value-type="float" office:value="2880">
            <text:p>2880</text:p>
          </table:table-cell>
          <table:table-cell table:style-name="ce15" office:value-type="float" office:value="2880">
            <text:p>2880</text:p>
          </table:table-cell>
          <table:table-cell table:style-name="ce15"/>
          <table:table-cell table:style-name="ce37" table:formula="of:=[.C16]/[.C12]" office:value-type="percentage" office:value="0.16597510373444">
            <text:p>16.60%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# LOC Manager</text:p>
          </table:table-cell>
          <table:table-cell table:style-name="ce15" table:formula="of:=24*84" office:value-type="float" office:value="2016">
            <text:p>2016</text:p>
          </table:table-cell>
          <table:table-cell table:style-name="ce1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2" office:value-type="string">
            <text:p>LOC IManager</text:p>
          </table:table-cell>
          <table:table-cell table:style-name="ce15" table:formula="of:=24*16" office:value-type="float" office:value="384">
            <text:p>384</text:p>
          </table:table-cell>
          <table:table-cell table:style-name="ce1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2" office:value-type="string">
            <text:p>LOC ComponentFactory</text:p>
          </table:table-cell>
          <table:table-cell table:style-name="ce15" table:formula="of:=24*20" office:value-type="float" office:value="480">
            <text:p>480</text:p>
          </table:table-cell>
          <table:table-cell table:style-name="ce15" table:number-columns-repeated="2"/>
          <table:table-cell table:style-name="ce37"/>
          <table:table-cell table:number-columns-repeated="1019"/>
        </table:table-row>
        <table:table-row table:style-name="ro1">
          <table:table-cell table:style-name="ce2" office:value-type="string">
            <text:p>Reuse (LOC)</text:p>
          </table:table-cell>
          <table:table-cell table:style-name="ce15"/>
          <table:table-cell table:style-name="ce15" office:value-type="float" office:value="6236">
            <text:p>6236</text:p>
          </table:table-cell>
          <table:table-cell table:style-name="ce15"/>
          <table:table-cell table:style-name="ce37" table:formula="of:=[.C20]/[.C12]" office:value-type="percentage" office:value="0.359382203780544">
            <text:p>35.94%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nterfaces, XPIs, abstract aspects</text:p>
          </table:table-cell>
          <table:table-cell table:style-name="ce15" table:formula="of:=3944-146*3" office:value-type="float" office:value="3506">
            <text:p>3506</text:p>
          </table:table-cell>
          <table:table-cell table:style-name="ce15" table:formula="of:=3944-146*3" office:value-type="float" office:value="3506">
            <text:p>3506</text:p>
          </table:table-cell>
          <table:table-cell table:style-name="ce15"/>
          <table:table-cell table:style-name="ce37" table:formula="of:=[.C21]/[.C12]" office:value-type="percentage" office:value="0.20205163669894">
            <text:p>20.21%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nterfaces</text:p>
          </table:table-cell>
          <table:table-cell table:style-name="ce15" table:formula="of:=2595-103*3" office:value-type="float" office:value="2286">
            <text:p>2286</text:p>
          </table:table-cell>
          <table:table-cell table:style-name="ce15"/>
          <table:table-cell table:style-name="ce15" table:formula="of:=609-17*3" office:value-type="float" office:value="558">
            <text:p>558</text:p>
          </table:table-cell>
          <table:table-cell table:style-name="ce37"/>
          <table:table-cell table:number-columns-repeated="1019"/>
        </table:table-row>
        <table:table-row table:style-name="ro1" table:number-rows-repeated="5">
          <table:table-cell table:style-name="ce2" table:number-columns-repeated="2"/>
          <table:table-cell table:style-name="ce15"/>
          <table:table-cell table:style-name="ce2"/>
          <table:table-cell table:style-name="ce37"/>
          <table:table-cell table:number-columns-repeated="1019"/>
        </table:table-row>
        <table:table-row table:style-name="ro1">
          <table:table-cell table:number-columns-repeated="4"/>
          <table:table-cell table:formula="of:=[.E21]+[.E20]+[.E16]" office:value-type="percentage" office:value="0.727408944213923">
            <text:p>72.74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>
            <text:p>Modules</text:p>
          </table:table-cell>
          <table:table-cell table:style-name="ce36"/>
          <table:table-cell table:style-name="ce36" table:formula="of:=[.C7]" office:value-type="string" office:string-value="PHC-HW ">
            <text:p>PHC-HW </text:p>
          </table:table-cell>
          <table:table-cell table:style-name="ce36" office:value-type="string">
            <text:p>LOC (PHC)</text:p>
          </table:table-cell>
          <table:table-cell table:style-name="ce36" office:value-type="string">
            <text:p>LOC (PHC-HW)</text:p>
          </table:table-cell>
          <table:table-cell table:style-name="ce36" office:value-type="string">
            <text:p># of java classes</text:p>
          </table:table-cell>
          <table:table-cell table:style-name="ce36" office:value-type="string">
            <text:p># aspects</text:p>
          </table:table-cell>
          <table:table-cell table:number-columns-repeated="1017"/>
        </table:table-row>
        <table:table-row table:style-name="ro1">
          <table:table-cell table:style-name="ce2" table:formula="of:=[coupling.A14]" office:value-type="string" office:string-value="complaintmgr">
            <text:p>complaintmgr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2844-23*3" office:value-type="float" office:value="2775">
            <text:p>2775</text:p>
          </table:table-cell>
          <table:table-cell table:style-name="ce2" table:formula="of:=[.C31]*[.D31]" office:value-type="float" office:value="2775">
            <text:p>2775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5]" office:value-type="string" office:string-value="complaintmgr_supportservicesmgr">
            <text:p>complaintmgr_supportservicesmgr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table:formula="of:=[.C32]*[.D32]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6]" office:value-type="string" office:string-value="concurrency">
            <text:p>concurrency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473-12*3" office:value-type="float" office:value="437">
            <text:p>437</text:p>
          </table:table-cell>
          <table:table-cell table:style-name="ce2" table:formula="of:=[.C33]*[.D33]" office:value-type="float" office:value="437">
            <text:p>437</text:p>
          </table:table-cell>
          <table:table-cell table:style-name="ce2" office:value-type="float" office:value="9">
            <text:p>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7]" office:value-type="string" office:string-value="concurrency_connvp">
            <text:p>concurrency_connvp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54-2*3" office:value-type="float" office:value="48">
            <text:p>48</text:p>
          </table:table-cell>
          <table:table-cell table:style-name="ce2" table:formula="of:=[.C34]*[.D34]" office:value-type="float" office:value="48">
            <text:p>48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8]" office:value-type="string" office:string-value="datatypes">
            <text:p>datatypes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892-19*3" office:value-type="float" office:value="835">
            <text:p>835</text:p>
          </table:table-cell>
          <table:table-cell table:style-name="ce2" table:formula="of:=[.C35]*[.D35]" office:value-type="float" office:value="835">
            <text:p>835</text:p>
          </table:table-cell>
          <table:table-cell table:style-name="ce2" office:value-type="float" office:value="19">
            <text:p>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19]" office:value-type="string" office:string-value="distribution">
            <text:p>distribution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1005-19*3" office:value-type="float" office:value="948">
            <text:p>948</text:p>
          </table:table-cell>
          <table:table-cell table:style-name="ce2" table:formula="of:=[.C36]*[.D36]" office:value-type="float" office:value="948">
            <text:p>948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0]" office:value-type="string" office:string-value="distribution_connvp">
            <text:p>distribution_connvp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79-5*3" office:value-type="float" office:value="64">
            <text:p>64</text:p>
          </table:table-cell>
          <table:table-cell table:style-name="ce2" table:formula="of:=[.C37]*[.D37]" office:value-type="float" office:value="64">
            <text:p>64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1]" office:value-type="string" office:string-value="exceptionhandling">
            <text:p>exceptionhandling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694-27*3" office:value-type="float" office:value="613">
            <text:p>613</text:p>
          </table:table-cell>
          <table:table-cell table:style-name="ce2" table:formula="of:=[.C38]*[.D38]" office:value-type="float" office:value="613">
            <text:p>613</text:p>
          </table:table-cell>
          <table:table-cell table:style-name="ce2" office:value-type="float" office:value="17">
            <text:p>17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2]" office:value-type="string" office:string-value="exceptionhandling_connvp">
            <text:p>exceptionhandling_connvp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295-12*3" office:value-type="float" office:value="259">
            <text:p>259</text:p>
          </table:table-cell>
          <table:table-cell table:style-name="ce2" table:formula="of:=[.C39]*[.D39]" office:value-type="float" office:value="259">
            <text:p>259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3]" office:value-type="string" office:string-value="infrastructuremgt">
            <text:p>infrastructuremg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1094-24*3" office:value-type="float" office:value="1022">
            <text:p>1022</text:p>
          </table:table-cell>
          <table:table-cell table:style-name="ce2" table:formula="of:=[.C40]*[.D40]" office:value-type="float" office:value="1022">
            <text:p>1022</text:p>
          </table:table-cell>
          <table:table-cell table:style-name="ce2" office:value-type="float" office:value="18">
            <text:p>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4]" office:value-type="string" office:string-value="infrastructure_supportservices">
            <text:p>infrastructure_supportservices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236-6*3" office:value-type="float" office:value="218">
            <text:p>218</text:p>
          </table:table-cell>
          <table:table-cell table:style-name="ce2" table:formula="of:=[.C41]*[.D41]" office:value-type="float" office:value="218">
            <text:p>218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5]" office:value-type="string" office:string-value="persistence">
            <text:p>persistenc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557-8*3" office:value-type="float" office:value="533">
            <text:p>533</text:p>
          </table:table-cell>
          <table:table-cell table:style-name="ce2" table:formula="of:=[.C42]*[.D42]" office:value-type="float" office:value="533">
            <text:p>533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6]" office:value-type="string" office:string-value="persistence_connvp">
            <text:p>persistence_connvp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73-5*3" office:value-type="float" office:value="58">
            <text:p>58</text:p>
          </table:table-cell>
          <table:table-cell table:style-name="ce2" table:formula="of:=[.C43]*[.D43]" office:value-type="float" office:value="58">
            <text:p>58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7]" office:value-type="string" office:string-value="rmiconnector">
            <text:p>rmiconnector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367-4*3" office:value-type="float" office:value="355">
            <text:p>355</text:p>
          </table:table-cell>
          <table:table-cell table:style-name="ce2" table:formula="of:=[.C44]*[.D44]" office:value-type="float" office:value="355">
            <text:p>35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8]" office:value-type="string" office:string-value="supportservicesmgr">
            <text:p>supportservicesmgr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3265-40*3" office:value-type="float" office:value="3145">
            <text:p>3145</text:p>
          </table:table-cell>
          <table:table-cell table:style-name="ce2" table:formula="of:=[.C45]*[.D45]" office:value-type="float" office:value="3145">
            <text:p>3145</text:p>
          </table:table-cell>
          <table:table-cell table:style-name="ce2" office:value-type="float" office:value="34">
            <text:p>3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formula="of:=[coupling.A29]" office:value-type="string" office:string-value="userinterface">
            <text:p>userinterfac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formula="of:=[.B67]" office:value-type="float" office:value="7165">
            <text:p>7165</text:p>
          </table:table-cell>
          <table:table-cell table:style-name="ce2" table:formula="of:=[.D67]" office:value-type="float" office:value="6042">
            <text:p>6042</text:p>
          </table:table-cell>
          <table:table-cell table:style-name="ce2" office:value-type="float" office:value="116">
            <text:p>116</text:p>
          </table:table-cell>
          <table:table-cell table:style-name="ce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6" office:value-type="string">
            <text:p>userinterface submodules</text:p>
          </table:table-cell>
          <table:table-cell table:style-name="ce36" office:value-type="string">
            <text:p>LOC</text:p>
          </table:table-cell>
          <table:table-cell table:style-name="ce36" office:value-type="string">
            <text:p>PHC-HW (yes/no)</text:p>
          </table:table-cell>
          <table:table-cell table:style-name="ce36" office:value-type="string">
            <text:p>LOC (PHC-HW)</text:p>
          </table:table-cell>
          <table:table-cell table:style-name="ce38" table:number-columns-repeated="1020"/>
        </table:table-row>
        <table:table-row table:style-name="ro1">
          <table:table-cell table:style-name="ce2" office:value-type="string">
            <text:p>animalcomplaint</text:p>
          </table:table-cell>
          <table:table-cell table:style-name="ce2" table:formula="of:=446-12*3" office:value-type="float" office:value="410">
            <text:p>410</text:p>
          </table:table-cell>
          <table:table-cell table:style-name="ce2" office:value-type="float" office:value="1">
            <text:p>1</text:p>
          </table:table-cell>
          <table:table-cell table:style-name="ce2" table:formula="of:=[.B50]*[.C50]" office:value-type="float" office:value="410">
            <text:p>4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ptcha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0">
            <text:p>0</text:p>
          </table:table-cell>
          <table:table-cell table:style-name="ce2" table:formula="of:=[.B51]*[.C51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mplaint_connvp</text:p>
          </table:table-cell>
          <table:table-cell table:style-name="ce2" table:formula="of:=313-5*3" office:value-type="float" office:value="298">
            <text:p>298</text:p>
          </table:table-cell>
          <table:table-cell table:style-name="ce2" office:value-type="float" office:value="1">
            <text:p>1</text:p>
          </table:table-cell>
          <table:table-cell table:style-name="ce2" table:formula="of:=[.B52]*[.C52]" office:value-type="float" office:value="298">
            <text:p>29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rugcomplaint</text:p>
          </table:table-cell>
          <table:table-cell table:style-name="ce2" table:formula="of:=843-13*3" office:value-type="float" office:value="804">
            <text:p>804</text:p>
          </table:table-cell>
          <table:table-cell table:style-name="ce2" office:value-type="float" office:value="0">
            <text:p>0</text:p>
          </table:table-cell>
          <table:table-cell table:style-name="ce2" table:formula="of:=[.B53]*[.C53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smgr</text:p>
          </table:table-cell>
          <table:table-cell table:style-name="ce2" table:formula="of:=225-3*6" office:value-type="float" office:value="207">
            <text:p>207</text:p>
          </table:table-cell>
          <table:table-cell table:style-name="ce2" office:value-type="float" office:value="0">
            <text:p>0</text:p>
          </table:table-cell>
          <table:table-cell table:style-name="ce2" table:formula="of:=[.B54]*[.C5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edsmgr_connvp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table:formula="of:=[.B55]*[.C5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oodcomplaint</text:p>
          </table:table-cell>
          <table:table-cell table:style-name="ce2" table:formula="of:=416-9*3" office:value-type="float" office:value="389">
            <text:p>389</text:p>
          </table:table-cell>
          <table:table-cell table:style-name="ce2" office:value-type="float" office:value="1">
            <text:p>1</text:p>
          </table:table-cell>
          <table:table-cell table:style-name="ce2" table:formula="of:=[.B56]*[.C56]" office:value-type="float" office:value="389">
            <text:p>38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oodcomplaint_generalcomplaint</text:p>
          </table:table-cell>
          <table:table-cell table:style-name="ce2" table:formula="of:=143-4*3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2" table:formula="of:=[.B57]*[.C57]" office:value-type="float" office:value="131">
            <text:p>13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oodcomplaint_util</text:p>
          </table:table-cell>
          <table:table-cell table:style-name="ce2" table:formula="of:=203-4*3" office:value-type="float" office:value="191">
            <text:p>191</text:p>
          </table:table-cell>
          <table:table-cell table:style-name="ce2" office:value-type="float" office:value="1">
            <text:p>1</text:p>
          </table:table-cell>
          <table:table-cell table:style-name="ce2" table:formula="of:=[.B58]*[.C58]" office:value-type="float" office:value="191">
            <text:p>19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complaint</text:p>
          </table:table-cell>
          <table:table-cell table:style-name="ce2" table:formula="of:=687-13*3" office:value-type="float" office:value="648">
            <text:p>648</text:p>
          </table:table-cell>
          <table:table-cell table:style-name="ce2" office:value-type="float" office:value="1">
            <text:p>1</text:p>
          </table:table-cell>
          <table:table-cell table:style-name="ce2" table:formula="of:=[.B59]*[.C59]" office:value-type="float" office:value="648">
            <text:p>64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complaint_util</text:p>
          </table:table-cell>
          <table:table-cell table:style-name="ce2" table:formula="of:=204-4*3" office:value-type="float" office:value="192">
            <text:p>192</text:p>
          </table:table-cell>
          <table:table-cell table:style-name="ce2" office:value-type="float" office:value="1">
            <text:p>1</text:p>
          </table:table-cell>
          <table:table-cell table:style-name="ce2" table:formula="of:=[.B60]*[.C60]" office:value-type="float" office:value="192">
            <text:p>19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frastr</text:p>
          </table:table-cell>
          <table:table-cell table:style-name="ce2" table:formula="of:=806-14*3" office:value-type="float" office:value="764">
            <text:p>764</text:p>
          </table:table-cell>
          <table:table-cell table:style-name="ce2" office:value-type="float" office:value="1">
            <text:p>1</text:p>
          </table:table-cell>
          <table:table-cell table:style-name="ce2" table:formula="of:=[.B61]*[.C61]" office:value-type="float" office:value="764">
            <text:p>76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ueryinfo</text:p>
          </table:table-cell>
          <table:table-cell table:style-name="ce2" table:formula="of:=822-13*3" office:value-type="float" office:value="783">
            <text:p>783</text:p>
          </table:table-cell>
          <table:table-cell table:style-name="ce2" office:value-type="float" office:value="1">
            <text:p>1</text:p>
          </table:table-cell>
          <table:table-cell table:style-name="ce2" table:formula="of:=[.B62]*[.C62]" office:value-type="float" office:value="783">
            <text:p>78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pecialcomplaint</text:p>
          </table:table-cell>
          <table:table-cell table:style-name="ce2" table:formula="of:=405-10*3" office:value-type="float" office:value="375">
            <text:p>375</text:p>
          </table:table-cell>
          <table:table-cell table:style-name="ce2" office:value-type="float" office:value="1">
            <text:p>1</text:p>
          </table:table-cell>
          <table:table-cell table:style-name="ce2" table:formula="of:=[.B63]*[.C63]"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serinterf_connvp</text:p>
          </table:table-cell>
          <table:table-cell table:style-name="ce2" table:formula="of:=1490-12*3" office:value-type="float" office:value="1454">
            <text:p>1454</text:p>
          </table:table-cell>
          <table:table-cell table:style-name="ce2" office:value-type="float" office:value="1">
            <text:p>1</text:p>
          </table:table-cell>
          <table:table-cell table:style-name="ce2" table:formula="of:=[.B64]*[.C64]" office:value-type="float" office:value="1454">
            <text:p>145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til</text:p>
          </table:table-cell>
          <table:table-cell table:style-name="ce2" table:formula="of:=323-5*3" office:value-type="float" office:value="308">
            <text:p>308</text:p>
          </table:table-cell>
          <table:table-cell table:style-name="ce2" office:value-type="float" office:value="1">
            <text:p>1</text:p>
          </table:table-cell>
          <table:table-cell table:style-name="ce2" table:formula="of:=[.B65]*[.C65]" office:value-type="float" office:value="308">
            <text:p>30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SMOS* classes</text:p>
          </table:table-cell>
          <table:table-cell table:style-name="ce2" table:formula="of:=19+80" office:value-type="float" office:value="99">
            <text:p>99</text:p>
          </table:table-cell>
          <table:table-cell table:style-name="ce2" office:value-type="float" office:value="1">
            <text:p>1</text:p>
          </table:table-cell>
          <table:table-cell table:style-name="ce2" table:formula="of:=[.B66]*[.C66]" office:value-type="float" office:value="99">
            <text:p>99</text:p>
          </table:table-cell>
          <table:table-cell table:number-columns-repeated="1020"/>
        </table:table-row>
        <table:table-row table:style-name="ro1">
          <table:table-cell table:style-name="ce26" office:value-type="string">
            <text:p>Total</text:p>
          </table:table-cell>
          <table:table-cell table:style-name="ce26" table:formula="of:=SUM([.B50:.B66])" office:value-type="float" office:value="7165">
            <text:p>7165</text:p>
          </table:table-cell>
          <table:table-cell table:style-name="ce26"/>
          <table:table-cell table:style-name="ce26" table:formula="of:=SUM([.D50:.D66])" office:value-type="float" office:value="6042">
            <text:p>6042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18" office:value-type="string">
            <text:p>Legacy-HW</text:p>
          </table:table-cell>
          <table:table-cell table:style-name="ce18" office:value-type="string">
            <text:p>LOC (Legacy-HW)</text:p>
          </table:table-cell>
          <table:table-cell table:number-columns-repeated="1022"/>
        </table:table-row>
        <table:table-row table:style-name="ro1">
          <table:table-cell table:style-name="ce2" table:formula="of:=[coupling.A57]" office:value-type="string" office:string-value="client.distribution">
            <text:p>client.distribution</text:p>
          </table:table-cell>
          <table:table-cell table:style-name="ce2" office:value-type="float" office:value="104">
            <text:p>104</text:p>
          </table:table-cell>
          <table:table-cell table:number-columns-repeated="1022"/>
        </table:table-row>
        <table:table-row table:style-name="ro1">
          <table:table-cell table:style-name="ce2" table:formula="of:=[coupling.A58]" office:value-type="string" office:string-value="business">
            <text:p>business</text:p>
          </table:table-cell>
          <table:table-cell table:style-name="ce2" table:formula="of:=321-6*3" office:value-type="float" office:value="303">
            <text:p>303</text:p>
          </table:table-cell>
          <table:table-cell table:number-columns-repeated="1022"/>
        </table:table-row>
        <table:table-row table:style-name="ro1">
          <table:table-cell table:style-name="ce2" table:formula="of:=[coupling.A59]" office:value-type="string" office:string-value="concurrency">
            <text:p>concurrency</text:p>
          </table:table-cell>
          <table:table-cell table:style-name="ce2" table:formula="of:=202-3*3+44+44" office:value-type="float" office:value="281">
            <text:p>281</text:p>
          </table:table-cell>
          <table:table-cell table:number-columns-repeated="1022"/>
        </table:table-row>
        <table:table-row table:style-name="ro1">
          <table:table-cell table:style-name="ce2" table:formula="of:=[coupling.A60]" office:value-type="string" office:string-value="datalayer">
            <text:p>datalayer</text:p>
          </table:table-cell>
          <table:table-cell table:style-name="ce2" table:formula="of:=2685-19*3+249-3*3+764-11*3+276-2*3" office:value-type="float" office:value="3869">
            <text:p>3869</text:p>
          </table:table-cell>
          <table:table-cell table:number-columns-repeated="1022"/>
        </table:table-row>
        <table:table-row table:style-name="ro1">
          <table:table-cell table:style-name="ce2" table:formula="of:=[coupling.A61]" office:value-type="string" office:string-value="gui">
            <text:p>gui</text:p>
          </table:table-cell>
          <table:table-cell table:style-name="ce2" table:formula="of:=1715-22*3+116-3*3+1194-8*3+252-14*3" office:value-type="float" office:value="3136">
            <text:p>3136</text:p>
          </table:table-cell>
          <table:table-cell table:number-columns-repeated="1022"/>
        </table:table-row>
        <table:table-row table:style-name="ro1">
          <table:table-cell table:style-name="ce2" table:formula="of:=[coupling.A62]" office:value-type="string" office:string-value="hwtimestamp">
            <text:p>hwtimestamp</text:p>
          </table:table-cell>
          <table:table-cell table:style-name="ce2" office:value-type="float" office:value="87">
            <text:p>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.distribution</text:p>
          </table:table-cell>
          <table:table-cell table:style-name="ce2" table:formula="of:=267-3*3-[.B81]+307-5*3" office:value-type="float" office:value="446">
            <text:p>446</text:p>
          </table:table-cell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" table:style-name="ta1" table:print="false">
        <table:table-column table:style-name="co35" table:default-cell-style-name="ce1"/>
        <table:table-column table:style-name="co9" table:default-cell-style-name="ce1"/>
        <table:table-column table:style-name="co43" table:default-cell-style-name="ce1"/>
        <table:table-column table:style-name="co8" table:default-cell-style-name="ce1"/>
        <table:table-column table:style-name="co34" table:default-cell-style-name="ce1"/>
        <table:table-column table:style-name="co44" table:default-cell-style-name="ce1"/>
        <table:table-column table:style-name="co11" table:default-cell-style-name="ce1"/>
        <table:table-column table:style-name="co1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46" table:default-cell-style-name="ce1"/>
        <table:table-column table:style-name="co4" table:number-columns-repeated="1007" table:default-cell-style-name="ce1"/>
        <table:table-row table:style-name="ro1">
          <table:table-cell table:style-name="ce43"/>
          <table:table-cell table:style-name="ce43" office:value-type="string">
            <text:p>fsca(f)</text:p>
          </table:table-cell>
          <table:table-cell table:style-name="ce43" office:value-type="string">
            <text:p>ftang(f)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43" office:value-type="string">
            <text:p>PHC-HW</text:p>
          </table:table-cell>
          <table:table-cell table:style-name="ce47" table:formula="of:=[.B54]" office:value-type="float" office:value="0.133333333333333">
            <text:p>0.133</text:p>
          </table:table-cell>
          <table:table-cell table:style-name="ce47" table:formula="of:=[.B56]" office:value-type="float" office:value="0.173684210526316">
            <text:p>0.174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43" office:value-type="string">
            <text:p>Legacy-HW</text:p>
          </table:table-cell>
          <table:table-cell table:style-name="ce47" table:formula="of:=[.B104]" office:value-type="float" office:value="0.150375939849624">
            <text:p>0.150</text:p>
          </table:table-cell>
          <table:table-cell table:style-name="ce47" table:formula="of:=[.B106]" office:value-type="float" office:value="0.266917293233083">
            <text:p>0.267</text:p>
          </table:table-cell>
          <table:table-cell table:number-columns-repeated="1020"/>
          <table:table-cell table:style-name="Default"/>
        </table:table-row>
        <table:table-row table:style-name="ro1" table:number-rows-repeated="2">
          <table:table-cell table:number-columns-repeated="1023"/>
          <table:table-cell table:style-name="Default"/>
        </table:table-row>
        <table:table-row table:style-name="ro1">
          <table:table-cell table:style-name="ce44" office:value-type="string">
            <text:p>PHC-HW</text:p>
          </table:table-cell>
          <table:table-cell table:number-columns-repeated="1022"/>
          <table:table-cell table:style-name="Default"/>
        </table:table-row>
        <table:table-row table:style-name="ro1">
          <table:table-cell table:style-name="ce45" office:value-type="string">
            <text:p>Features/Architectural Elements</text:p>
          </table:table-cell>
          <table:table-cell table:style-name="ce46" table:formula="of:=[size.A23]" office:value-type="string" office:string-value="complaintmgr">
            <text:p>complaintmgr</text:p>
          </table:table-cell>
          <table:table-cell table:style-name="ce46" office:value-type="string">
            <text:p>concurrency</text:p>
          </table:table-cell>
          <table:table-cell table:style-name="ce46" office:value-type="string">
            <text:p>concurrency_connvp</text:p>
          </table:table-cell>
          <table:table-cell table:style-name="ce46" office:value-type="string">
            <text:p>datatypes</text:p>
          </table:table-cell>
          <table:table-cell table:style-name="ce46" office:value-type="string">
            <text:p>distribution</text:p>
          </table:table-cell>
          <table:table-cell table:style-name="ce46" office:value-type="string">
            <text:p>distribution_connvp</text:p>
          </table:table-cell>
          <table:table-cell table:style-name="ce46" office:value-type="string">
            <text:p>exceptionhandling</text:p>
          </table:table-cell>
          <table:table-cell table:style-name="ce46" office:value-type="string">
            <text:p>exceptionhandling_connvp</text:p>
          </table:table-cell>
          <table:table-cell table:style-name="ce46" office:value-type="string">
            <text:p>infrastructuremgt</text:p>
          </table:table-cell>
          <table:table-cell table:style-name="ce46" office:value-type="string">
            <text:p>infrastructure_supportservices</text:p>
          </table:table-cell>
          <table:table-cell table:style-name="ce46" office:value-type="string">
            <text:p>persistence</text:p>
          </table:table-cell>
          <table:table-cell table:style-name="ce46" office:value-type="string">
            <text:p>persistence_connvp</text:p>
          </table:table-cell>
          <table:table-cell table:style-name="ce46" office:value-type="string">
            <text:p>rmiconnector</text:p>
          </table:table-cell>
          <table:table-cell table:style-name="ce46" office:value-type="string">
            <text:p>supportservicesmgr</text:p>
          </table:table-cell>
          <table:table-cell table:style-name="ce46" office:value-type="string">
            <text:p>userinterface</text:p>
          </table:table-cell>
          <table:table-cell table:style-name="ce45" office:value-type="string">
            <text:p>sca(f)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PublicHealthComplaint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5" table:formula="of:=SUM([.B8:.P8])-1" office:value-type="float" office:value="14">
            <text:p>14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Persistenc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9:.P9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Database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5" table:formula="of:=SUM([.B10:.P1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Mysql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5" table:formula="of:=SUM([.B11:.P1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Computer Infrastructur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5" table:formula="of:=SUM([.B12:.P12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Hardwar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5" table:formula="of:=SUM([.B13:.P13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2.0GHz, 1GB RAM, netCard 3com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5" table:formula="of:=SUM([.B14:.P14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softwar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5" table:formula="of:=SUM([.B15:.P15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ubuntu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5" table:formula="of:=SUM([.B16:.P16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Usability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17:.P17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User interfac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18:.P18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java servlets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19:.P19])-1" office:value-type="float" office:value="1">
            <text:p>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Distribution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20:.P2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Java RMI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21:.P21])-1" office:value-type="float" office:value="4">
            <text:p>4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Compatibility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[.C22]" office:value-type="float" office:value="0">
            <text:p>0</text:p>
          </table:table-cell>
          <table:table-cell table:style-name="ce46" table:formula="of:=[.D22]" office:value-type="float" office:value="0">
            <text:p>0</text:p>
          </table:table-cell>
          <table:table-cell table:style-name="ce46" table:formula="of:=[.E22]" office:value-type="float" office:value="0">
            <text:p>0</text:p>
          </table:table-cell>
          <table:table-cell table:style-name="ce46" table:formula="of:=[.F22]" office:value-type="float" office:value="0">
            <text:p>0</text:p>
          </table:table-cell>
          <table:table-cell table:style-name="ce46" table:formula="of:=[.G22]" office:value-type="float" office:value="0">
            <text:p>0</text:p>
          </table:table-cell>
          <table:table-cell table:style-name="ce46" table:formula="of:=[.H22]" office:value-type="float" office:value="0">
            <text:p>0</text:p>
          </table:table-cell>
          <table:table-cell table:style-name="ce46" table:formula="of:=[.I22]" office:value-type="float" office:value="0">
            <text:p>0</text:p>
          </table:table-cell>
          <table:table-cell table:style-name="ce46" table:formula="of:=[.J22]" office:value-type="float" office:value="0">
            <text:p>0</text:p>
          </table:table-cell>
          <table:table-cell table:style-name="ce46" table:formula="of:=[.K22]" office:value-type="float" office:value="0">
            <text:p>0</text:p>
          </table:table-cell>
          <table:table-cell table:style-name="ce46" table:formula="of:=[.L22]" office:value-type="float" office:value="0">
            <text:p>0</text:p>
          </table:table-cell>
          <table:table-cell table:style-name="ce46" table:formula="of:=[.M22]" office:value-type="float" office:value="0">
            <text:p>0</text:p>
          </table:table-cell>
          <table:table-cell table:style-name="ce46" table:formula="of:=[.N22]" office:value-type="float" office:value="0">
            <text:p>0</text:p>
          </table:table-cell>
          <table:table-cell table:style-name="ce46" table:formula="of:=[.O22]" office:value-type="float" office:value="0">
            <text:p>0</text:p>
          </table:table-cell>
          <table:table-cell table:style-name="ce45" table:formula="of:=SUM([.B22:.P22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Standards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[.C23]" office:value-type="float" office:value="0">
            <text:p>0</text:p>
          </table:table-cell>
          <table:table-cell table:style-name="ce46" table:formula="of:=[.D23]" office:value-type="float" office:value="0">
            <text:p>0</text:p>
          </table:table-cell>
          <table:table-cell table:style-name="ce46" table:formula="of:=[.E23]" office:value-type="float" office:value="0">
            <text:p>0</text:p>
          </table:table-cell>
          <table:table-cell table:style-name="ce46" table:formula="of:=[.F23]" office:value-type="float" office:value="0">
            <text:p>0</text:p>
          </table:table-cell>
          <table:table-cell table:style-name="ce46" table:formula="of:=[.G23]" office:value-type="float" office:value="0">
            <text:p>0</text:p>
          </table:table-cell>
          <table:table-cell table:style-name="ce46" table:formula="of:=[.H23]" office:value-type="float" office:value="0">
            <text:p>0</text:p>
          </table:table-cell>
          <table:table-cell table:style-name="ce46" table:formula="of:=[.I23]" office:value-type="float" office:value="0">
            <text:p>0</text:p>
          </table:table-cell>
          <table:table-cell table:style-name="ce46" table:formula="of:=[.J23]" office:value-type="float" office:value="0">
            <text:p>0</text:p>
          </table:table-cell>
          <table:table-cell table:style-name="ce46" table:formula="of:=[.K23]" office:value-type="float" office:value="0">
            <text:p>0</text:p>
          </table:table-cell>
          <table:table-cell table:style-name="ce46" table:formula="of:=[.L23]" office:value-type="float" office:value="0">
            <text:p>0</text:p>
          </table:table-cell>
          <table:table-cell table:style-name="ce46" table:formula="of:=[.M23]" office:value-type="float" office:value="0">
            <text:p>0</text:p>
          </table:table-cell>
          <table:table-cell table:style-name="ce46" table:formula="of:=[.N23]" office:value-type="float" office:value="0">
            <text:p>0</text:p>
          </table:table-cell>
          <table:table-cell table:style-name="ce46" table:formula="of:=[.O23]" office:value-type="float" office:value="0">
            <text:p>0</text:p>
          </table:table-cell>
          <table:table-cell table:style-name="ce45" table:formula="of:=SUM([.B23:.P23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Performanc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[.C24]" office:value-type="float" office:value="0">
            <text:p>0</text:p>
          </table:table-cell>
          <table:table-cell table:style-name="ce46" table:formula="of:=[.D24]" office:value-type="float" office:value="0">
            <text:p>0</text:p>
          </table:table-cell>
          <table:table-cell table:style-name="ce46" table:formula="of:=[.E24]" office:value-type="float" office:value="0">
            <text:p>0</text:p>
          </table:table-cell>
          <table:table-cell table:style-name="ce46" table:formula="of:=[.F24]" office:value-type="float" office:value="0">
            <text:p>0</text:p>
          </table:table-cell>
          <table:table-cell table:style-name="ce46" table:formula="of:=[.G24]" office:value-type="float" office:value="0">
            <text:p>0</text:p>
          </table:table-cell>
          <table:table-cell table:style-name="ce46" table:formula="of:=[.H24]" office:value-type="float" office:value="0">
            <text:p>0</text:p>
          </table:table-cell>
          <table:table-cell table:style-name="ce46" table:formula="of:=[.I24]" office:value-type="float" office:value="0">
            <text:p>0</text:p>
          </table:table-cell>
          <table:table-cell table:style-name="ce46" table:formula="of:=[.J24]" office:value-type="float" office:value="0">
            <text:p>0</text:p>
          </table:table-cell>
          <table:table-cell table:style-name="ce46" table:formula="of:=[.K24]" office:value-type="float" office:value="0">
            <text:p>0</text:p>
          </table:table-cell>
          <table:table-cell table:style-name="ce46" table:formula="of:=[.L24]" office:value-type="float" office:value="0">
            <text:p>0</text:p>
          </table:table-cell>
          <table:table-cell table:style-name="ce46" table:formula="of:=[.M24]" office:value-type="float" office:value="0">
            <text:p>0</text:p>
          </table:table-cell>
          <table:table-cell table:style-name="ce46" table:formula="of:=[.N24]" office:value-type="float" office:value="0">
            <text:p>0</text:p>
          </table:table-cell>
          <table:table-cell table:style-name="ce46" table:formula="of:=[.O24]" office:value-type="float" office:value="0">
            <text:p>0</text:p>
          </table:table-cell>
          <table:table-cell table:style-name="ce45" table:formula="of:=SUM([.B24:.P24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response tim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[.C25]" office:value-type="float" office:value="0">
            <text:p>0</text:p>
          </table:table-cell>
          <table:table-cell table:style-name="ce46" table:formula="of:=[.D25]" office:value-type="float" office:value="0">
            <text:p>0</text:p>
          </table:table-cell>
          <table:table-cell table:style-name="ce46" table:formula="of:=[.E25]" office:value-type="float" office:value="0">
            <text:p>0</text:p>
          </table:table-cell>
          <table:table-cell table:style-name="ce46" table:formula="of:=[.F25]" office:value-type="float" office:value="0">
            <text:p>0</text:p>
          </table:table-cell>
          <table:table-cell table:style-name="ce46" table:formula="of:=[.G25]" office:value-type="float" office:value="0">
            <text:p>0</text:p>
          </table:table-cell>
          <table:table-cell table:style-name="ce46" table:formula="of:=[.H25]" office:value-type="float" office:value="0">
            <text:p>0</text:p>
          </table:table-cell>
          <table:table-cell table:style-name="ce46" table:formula="of:=[.I25]" office:value-type="float" office:value="0">
            <text:p>0</text:p>
          </table:table-cell>
          <table:table-cell table:style-name="ce46" table:formula="of:=[.J25]" office:value-type="float" office:value="0">
            <text:p>0</text:p>
          </table:table-cell>
          <table:table-cell table:style-name="ce46" table:formula="of:=[.K25]" office:value-type="float" office:value="0">
            <text:p>0</text:p>
          </table:table-cell>
          <table:table-cell table:style-name="ce46" table:formula="of:=[.L25]" office:value-type="float" office:value="0">
            <text:p>0</text:p>
          </table:table-cell>
          <table:table-cell table:style-name="ce46" table:formula="of:=[.M25]" office:value-type="float" office:value="0">
            <text:p>0</text:p>
          </table:table-cell>
          <table:table-cell table:style-name="ce46" table:formula="of:=[.N25]" office:value-type="float" office:value="0">
            <text:p>0</text:p>
          </table:table-cell>
          <table:table-cell table:style-name="ce46" table:formula="of:=[.O25]" office:value-type="float" office:value="0">
            <text:p>0</text:p>
          </table:table-cell>
          <table:table-cell table:style-name="ce45" table:formula="of:=SUM([.B25:.P25])-1" office:value-type="float" office:value="-1">
            <text:p>-1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security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26:.P26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encryption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27:.P27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availability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28:.P28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exception handling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29:.P29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complaint management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30:.P3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complaint specification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31:.P3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food complaint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32:.P32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animal complaint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33:.P33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special complaint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34:.P34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support services for users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5" table:formula="of:=SUM([.B35:.P35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query information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5" table:formula="of:=SUM([.B36:.P36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infrastructure managemen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37:.P37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register tables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38:.P38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upate employe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39:.P39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login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40:.P40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logou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41:.P41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change logged employe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42:.P42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register new employe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43:.P43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update health uni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44:.P44])-1" office:value-type="float" office:value="3">
            <text:p>3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6" office:value-type="string">
            <text:p>concurrency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45:.P45])-1" office:value-type="float" office:value="2">
            <text:p>2</text:p>
          </table:table-cell>
          <table:table-cell table:number-columns-repeated="1006"/>
          <table:table-cell table:style-name="Default"/>
        </table:table-row>
        <table:table-row table:style-name="ro1">
          <table:table-cell table:style-name="ce45" office:value-type="string">
            <text:p>tang(f)</text:p>
          </table:table-cell>
          <table:table-cell table:style-name="ce45" table:formula="of:=SUM([.B8:.B45])-1" office:value-type="float" office:value="7">
            <text:p>7</text:p>
          </table:table-cell>
          <table:table-cell table:style-name="ce45" table:formula="of:=SUM([.C8:.C45])-1" office:value-type="float" office:value="1">
            <text:p>1</text:p>
          </table:table-cell>
          <table:table-cell table:style-name="ce45" table:formula="of:=SUM([.D8:.D45])-1" office:value-type="float" office:value="1">
            <text:p>1</text:p>
          </table:table-cell>
          <table:table-cell table:style-name="ce45" table:formula="of:=SUM([.E8:.E45])-1" office:value-type="float" office:value="24">
            <text:p>24</text:p>
          </table:table-cell>
          <table:table-cell table:style-name="ce45" table:formula="of:=SUM([.F8:.F45])-1" office:value-type="float" office:value="4">
            <text:p>4</text:p>
          </table:table-cell>
          <table:table-cell table:style-name="ce45" table:formula="of:=SUM([.G8:.G45])-1" office:value-type="float" office:value="4">
            <text:p>4</text:p>
          </table:table-cell>
          <table:table-cell table:style-name="ce45" table:formula="of:=SUM([.H8:.H45])-1" office:value-type="float" office:value="2">
            <text:p>2</text:p>
          </table:table-cell>
          <table:table-cell table:style-name="ce45" table:formula="of:=SUM([.I8:.I45])-1" office:value-type="float" office:value="2">
            <text:p>2</text:p>
          </table:table-cell>
          <table:table-cell table:style-name="ce45" table:formula="of:=SUM([.J8:.J45])-1" office:value-type="float" office:value="9">
            <text:p>9</text:p>
          </table:table-cell>
          <table:table-cell table:style-name="ce45" table:formula="of:=SUM([.K8:.K45])-1" office:value-type="float" office:value="1">
            <text:p>1</text:p>
          </table:table-cell>
          <table:table-cell table:style-name="ce45" table:formula="of:=SUM([.L8:.L45])-1" office:value-type="float" office:value="1">
            <text:p>1</text:p>
          </table:table-cell>
          <table:table-cell table:style-name="ce45" table:formula="of:=SUM([.M8:.M45])-1" office:value-type="float" office:value="1">
            <text:p>1</text:p>
          </table:table-cell>
          <table:table-cell table:style-name="ce45" table:formula="of:=SUM([.N8:.N45])-1" office:value-type="float" office:value="17">
            <text:p>17</text:p>
          </table:table-cell>
          <table:table-cell table:style-name="ce45" table:formula="of:=SUM([.O8:.O45])-1" office:value-type="float" office:value="4">
            <text:p>4</text:p>
          </table:table-cell>
          <table:table-cell table:style-name="ce45" table:formula="of:=SUM([.P8:.P45])-1" office:value-type="float" office:value="21">
            <text:p>21</text:p>
          </table:table-cell>
          <table:table-cell table:style-name="ce45"/>
          <table:table-cell table:number-columns-repeated="1006"/>
          <table:table-cell table:style-name="Default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>
            <text:p>PHC-HW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45" office:value-type="string">
            <text:p># modules</text:p>
          </table:table-cell>
          <table:table-cell table:style-name="ce45" table:formula="of:=[size.C10]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# features</text:p>
          </table:table-cell>
          <table:table-cell table:style-name="ce45" table:formula="of:=[size.C11]"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um sca(f)</text:p>
          </table:table-cell>
          <table:table-cell table:style-name="ce45" table:formula="of:=SUM([.Q8:.Q45])" office:value-type="float" office:value="76">
            <text:p>76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scaf(f)</text:p>
          </table:table-cell>
          <table:table-cell table:style-name="ce48" table:formula="of:=[.B53]/([.B51]*[.B52])" office:value-type="float" office:value="0.133333333333333">
            <text:p>0.133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um tang(f)</text:p>
          </table:table-cell>
          <table:table-cell table:style-name="ce45" table:formula="of:=SUM([.B46:.P46])" office:value-type="float" office:value="99">
            <text:p>99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tang(f)</text:p>
          </table:table-cell>
          <table:table-cell table:style-name="ce48" table:formula="of:=[.B55]/([.B51]*[.B52])" office:value-type="float" office:value="0.173684210526316">
            <text:p>0.1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" table:formula="of:=[.A7]" office:value-type="string" office:string-value="Features/Architectural Elements">
            <text:p>Features/Architectural Elements</text:p>
          </table:table-cell>
          <table:table-cell table:style-name="ce45" office:value-type="string">
            <text:p>client.distribution</text:p>
          </table:table-cell>
          <table:table-cell table:style-name="ce45" office:value-type="string">
            <text:p>business</text:p>
          </table:table-cell>
          <table:table-cell table:style-name="ce45" office:value-type="string">
            <text:p>concurrency</text:p>
          </table:table-cell>
          <table:table-cell table:style-name="ce45" office:value-type="string">
            <text:p>datalayer</text:p>
          </table:table-cell>
          <table:table-cell table:style-name="ce45" office:value-type="string">
            <text:p>gui</text:p>
          </table:table-cell>
          <table:table-cell table:style-name="ce45" office:value-type="string">
            <text:p>hwtimestamp</text:p>
          </table:table-cell>
          <table:table-cell table:style-name="ce45" office:value-type="string">
            <text:p>server.distribution</text:p>
          </table:table-cell>
          <table:table-cell table:style-name="ce45" office:value-type="string">
            <text:p>sca(f)</text:p>
          </table:table-cell>
          <table:table-cell table:style-name="ce10" table:number-columns-repeated="1015"/>
        </table:table-row>
        <table:table-row table:style-name="ro1">
          <table:table-cell table:style-name="ce46" table:formula="of:=[.A8]" office:value-type="string" office:string-value="PublicHealthComplaint">
            <text:p>PublicHealthComplaint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5" table:formula="of:=SUM([.B60:.H60])-1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46" table:formula="of:=[.A9]" office:value-type="string" office:string-value="Persistence">
            <text:p>Persistenc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61:.H61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6" table:formula="of:=[.A10]" office:value-type="string" office:string-value="Database">
            <text:p>Databas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62:.H62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6" table:formula="of:=[.A11]" office:value-type="string" office:string-value="Mysql">
            <text:p>Mysql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63:.H63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6" table:formula="of:=[.A12]" office:value-type="string" office:string-value="Computer Infrastructure">
            <text:p>Computer Infrastructur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64:.H64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6" table:formula="of:=[.A13]" office:value-type="string" office:string-value="Hardware">
            <text:p>Hardwar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65:.H65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6" table:formula="of:=[.A14]" office:value-type="string" office:string-value="2.0GHz, 1GB RAM, netCard 3com">
            <text:p>2.0GHz, 1GB RAM, netCard 3com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66:.H66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6" table:formula="of:=[.A15]" office:value-type="string" office:string-value="software">
            <text:p>softwar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67:.H67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6" table:formula="of:=[.A16]" office:value-type="string" office:string-value="ubuntu">
            <text:p>ubuntu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68:.H68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6" table:formula="of:=[.A17]" office:value-type="string" office:string-value="Usability">
            <text:p>Usability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69:.H69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6" table:formula="of:=[.A18]" office:value-type="string" office:string-value="User interface">
            <text:p>User interfac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70:.H70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6" table:formula="of:=[.A19]" office:value-type="string" office:string-value="java servlets">
            <text:p>java servlets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71:.H71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6" table:formula="of:=[.A20]" office:value-type="string" office:string-value="Distribution">
            <text:p>Distribution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72:.H72])-1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46" table:formula="of:=[.A21]" office:value-type="string" office:string-value="Java RMI">
            <text:p>Java RMI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73:.H73])-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46" table:formula="of:=[.A22]" office:value-type="string" office:string-value="Compatibility">
            <text:p>Compatibility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74:.H74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6" table:formula="of:=[.A23]" office:value-type="string" office:string-value="Standards">
            <text:p>Standards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75:.H75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6" table:formula="of:=[.A24]" office:value-type="string" office:string-value="Performance">
            <text:p>Performanc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76:.H76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6" table:formula="of:=[.A25]" office:value-type="string" office:string-value="response time">
            <text:p>response tim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77:.H77])-1"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46" table:formula="of:=[.A26]" office:value-type="string" office:string-value="security">
            <text:p>security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78:.H78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6" table:formula="of:=[.A27]" office:value-type="string" office:string-value="encryption">
            <text:p>encryption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5" table:formula="of:=SUM([.B79:.H79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6" table:formula="of:=[.A28]" office:value-type="string" office:string-value="availability">
            <text:p>availability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0:.H80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6" table:formula="of:=[.A29]" office:value-type="string" office:string-value="exception handling">
            <text:p>exception handling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1:.H81])-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46" table:formula="of:=[.A30]" office:value-type="string" office:string-value="complaint management">
            <text:p>complaint managemen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2:.H82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31]" office:value-type="string" office:string-value="complaint specification">
            <text:p>complaint specification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3:.H83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32]" office:value-type="string" office:string-value="food complaint">
            <text:p>food complain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4:.H84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33]" office:value-type="string" office:string-value="animal complaint">
            <text:p>animal complain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5:.H85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34]" office:value-type="string" office:string-value="special complaint">
            <text:p>special complain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6:.H86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35]" office:value-type="string" office:string-value="support services for users">
            <text:p>support services for users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7:.H87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36]" office:value-type="string" office:string-value="query information">
            <text:p>query information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8:.H88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37]" office:value-type="string" office:string-value="infrastructure management">
            <text:p>infrastructure managemen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89:.H89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38]" office:value-type="string" office:string-value="register tables">
            <text:p>register tables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90:.H90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39]" office:value-type="string" office:string-value="upate employee">
            <text:p>upate employe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91:.H91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40]" office:value-type="string" office:string-value="login">
            <text:p>login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92:.H92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41]" office:value-type="string" office:string-value="logout">
            <text:p>logou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93:.H93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42]" office:value-type="string" office:string-value="change logged employee">
            <text:p>change logged employe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94:.H94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43]" office:value-type="string" office:string-value="register new employee">
            <text:p>register new employee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95:.H95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44]" office:value-type="string" office:string-value="update health unit">
            <text:p>update health unit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96:.H96])-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46" table:formula="of:=[.A45]" office:value-type="string" office:string-value="concurrency">
            <text:p>concurrency</text:p>
          </table:table-cell>
          <table:table-cell table:style-name="ce46" office:value-type="float" office:value="0">
            <text:p>0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5" table:formula="of:=SUM([.B97:.H97])-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5" office:value-type="string">
            <text:p>tang(f)</text:p>
          </table:table-cell>
          <table:table-cell table:style-name="ce45" table:formula="of:=SUM([.B60:.B97])-1" office:value-type="float" office:value="4">
            <text:p>4</text:p>
          </table:table-cell>
          <table:table-cell table:style-name="ce45" table:formula="of:=SUM([.C60:.C97])-1" office:value-type="float" office:value="17">
            <text:p>17</text:p>
          </table:table-cell>
          <table:table-cell table:style-name="ce45" table:formula="of:=SUM([.D60:.D97])-1" office:value-type="float" office:value="1">
            <text:p>1</text:p>
          </table:table-cell>
          <table:table-cell table:style-name="ce45" table:formula="of:=SUM([.E60:.E97])-1" office:value-type="float" office:value="24">
            <text:p>24</text:p>
          </table:table-cell>
          <table:table-cell table:style-name="ce45" table:formula="of:=SUM([.F60:.F97])-1" office:value-type="float" office:value="21">
            <text:p>21</text:p>
          </table:table-cell>
          <table:table-cell table:style-name="ce45" table:formula="of:=SUM([.G60:.G97])-1" office:value-type="float" office:value="0">
            <text:p>0</text:p>
          </table:table-cell>
          <table:table-cell table:style-name="ce45" table:formula="of:=SUM([.H60:.H97])-1" office:value-type="float" office:value="4">
            <text:p>4</text:p>
          </table:table-cell>
          <table:table-cell table:style-name="ce4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>
            <text:p>Legacy-HW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45" office:value-type="string">
            <text:p># modules</text:p>
          </table:table-cell>
          <table:table-cell table:style-name="ce46" table:formula="of:=COUNTA([.B59:.H59])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# features</text:p>
          </table:table-cell>
          <table:table-cell table:style-name="ce46" table:formula="of:=COUNTA([.A60:.A97])" office:value-type="float" office:value="38">
            <text:p>38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um sca(f)</text:p>
          </table:table-cell>
          <table:table-cell table:style-name="ce46" table:formula="of:=SUM([.I60:.I97])" office:value-type="float" office:value="40">
            <text:p>40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scaf(f)</text:p>
          </table:table-cell>
          <table:table-cell table:style-name="ce49" table:formula="of:=[.B103]/([.B101]*[.B102])" office:value-type="float" office:value="0.150375939849624">
            <text:p>0.150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um tang(f)</text:p>
          </table:table-cell>
          <table:table-cell table:style-name="ce46" table:formula="of:=SUM([.B98:.H98])"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tang(f)</text:p>
          </table:table-cell>
          <table:table-cell table:style-name="ce49" table:formula="of:=[.B105]/([.B101]*[.B102])" office:value-type="float" office:value="0.266917293233083">
            <text:p>0.267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euse" table:style-name="ta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row table:style-name="ro1" table:number-rows-repeated="2">
          <table:table-cell table:number-columns-repeated="3"/>
        </table:table-row>
        <table:table-row table:style-name="ro1">
          <table:table-cell table:style-name="ce9" office:value-type="string">
            <text:p>Total reuse (LOC)</text:p>
          </table:table-cell>
          <table:table-cell table:number-columns-repeated="2"/>
        </table:table-row>
        <table:table-row table:style-name="ro1">
          <table:table-cell table:style-name="ce9" table:formula="of:=SUM([.C57:.C365])" office:value-type="float" office:value="6236">
            <text:p>6236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26" office:value-type="string">
            <text:p>PHC-Healthwatcher</text:p>
          </table:table-cell>
          <table:table-cell table:style-name="ce26" office:value-type="string">
            <text:p>standalone-Healthwatcher</text:p>
          </table:table-cell>
          <table:table-cell table:style-name="ce26" office:value-type="string">
            <text:p>reused</text:p>
          </table:table-cell>
        </table:table-row>
        <table:table-row table:style-name="ro1">
          <table:table-cell table:style-name="ce2" office:value-type="string">
            <text:p>AdapterTransactions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ClientDistribution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Complaint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ConnectionDB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Disease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Distribution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Employee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FacadeHandler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HealthUnit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HealthUnitRepository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Persistence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Persistence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RSSFeeds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ServerDistribution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SpecialityRepository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SyncManager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Timestamp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Transactions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AUpdateFeeds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AnimalComplaint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ClientDistribution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Complaint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Complaint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Disease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Distribution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Distribution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Employee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EmployeeMgt.java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Employee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Facade.java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FoodComplaint.java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FoodComplaintUtil.java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GeneralComplaintUtil.java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HealthUnitMgt.java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HealthUnit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HealthUnitRepository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HWServlet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InfraDistribution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Persistence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PersistenceComplaintMgr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PersistenceConcurrency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PersistenceMechanism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RSSFeeds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RSSFeedsMgtEH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ServerDistribution.aj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SpecialityRepository.java</text:p>
          </table:table-cell>
          <table:table-cell table:style-name="ce26" table:number-columns-repeated="2"/>
        </table:table-row>
        <table:table-row table:style-name="ro1">
          <table:table-cell table:style-name="ce2" office:value-type="string">
            <text:p>AdapterSpecialityRepositoryEH.aj</text:p>
          </table:table-cell>
          <table:table-cell table:style-name="ce26"/>
          <table:table-cell table:style-name="ce2"/>
        </table:table-row>
        <table:table-row table:style-name="ro1">
          <table:table-cell table:style-name="ce2" office:value-type="string">
            <text:p>AdapterSupportDistribution.aj</text:p>
          </table:table-cell>
          <table:table-cell table:style-name="ce26"/>
          <table:table-cell table:style-name="ce2"/>
        </table:table-row>
        <table:table-row table:style-name="ro1">
          <table:table-cell table:style-name="ce2" office:value-type="string">
            <text:p>AdapterUpdateFeeds.aj</text:p>
          </table:table-cell>
          <table:table-cell table:style-name="ce26"/>
          <table:table-cell/>
        </table:table-row>
        <table:table-row table:style-name="ro1">
          <table:table-cell table:style-name="ce2" office:value-type="string">
            <text:p>AdapterUserInterfaceServlets.aj</text:p>
          </table:table-cell>
          <table:table-cell table:style-name="ce26"/>
          <table:table-cell table:style-name="ce2"/>
        </table:table-row>
        <table:table-row table:style-name="ro1">
          <table:table-cell table:style-name="ce2" office:value-type="string">
            <text:p>AdapterVP.aj</text:p>
          </table:table-cell>
          <table:table-cell table:style-name="ce26"/>
          <table:table-cell table:style-name="ce2"/>
        </table:table-row>
        <table:table-row table:style-name="ro1">
          <table:table-cell table:style-name="ce2" office:value-type="string">
            <text:p>Address.java</text:p>
          </table:table-cell>
          <table:table-cell table:style-name="ce2" office:value-type="string">
            <text:p>Address.java</text:p>
          </table:table-cell>
          <table:table-cell table:style-name="ce2" office:value-type="float" office:value="101">
            <text:p>101</text:p>
          </table:table-cell>
        </table:table-row>
        <table:table-row table:style-name="ro1">
          <table:table-cell table:style-name="ce2" office:value-type="string">
            <text:p>Address.java</text:p>
          </table:table-cell>
          <table:table-cell table:style-name="ce2"/>
          <table:table-cell table:style-name="Default"/>
        </table:table-row>
        <table:table-row table:style-name="ro1">
          <table:table-cell table:style-name="ce2" office:value-type="string">
            <text:p>Address.java</text:p>
          </table:table-cell>
          <table:table-cell table:style-name="ce2"/>
          <table:table-cell table:style-name="Default"/>
        </table:table-row>
        <table:table-row table:style-name="ro1">
          <table:table-cell table:style-name="ce2" office:value-type="string">
            <text:p>AddressRepositoryRDB.java</text:p>
          </table:table-cell>
          <table:table-cell table:style-name="ce2" office:value-type="string">
            <text:p>AddressRepositoryRDB.java</text:p>
          </table:table-cell>
          <table:table-cell table:style-name="ce2" office:value-type="float" office:value="196">
            <text:p>196</text:p>
          </table:table-cell>
        </table:table-row>
        <table:table-row table:style-name="ro1">
          <table:table-cell table:style-name="ce2" office:value-type="string">
            <text:p>AddressRepositoryRDB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AnimalComplaint.java</text:p>
          </table:table-cell>
          <table:table-cell table:style-name="ce2" office:value-type="string">
            <text:p>AnimalComplaint.java</text:p>
          </table:table-cell>
          <table:table-cell table:style-name="ce2" office:value-type="float" office:value="70">
            <text:p>70</text:p>
          </table:table-cell>
        </table:table-row>
        <table:table-row table:style-name="ro1">
          <table:table-cell table:style-name="ce2" office:value-type="string">
            <text:p>AnimalComplain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AnimalComplaint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municationException.java</text:p>
          </table:table-cell>
          <table:table-cell table:style-name="ce2" office:value-type="string">
            <text:p>CommunicationException.java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Complaint.java</text:p>
          </table:table-cell>
          <table:table-cell table:style-name="ce2" office:value-type="string">
            <text:p>Complaint.java</text:p>
          </table:table-cell>
          <table:table-cell table:style-name="ce2" office:value-type="float" office:value="135">
            <text:p>135</text:p>
          </table:table-cell>
        </table:table-row>
        <table:table-row table:style-name="ro1">
          <table:table-cell table:style-name="ce2"/>
          <table:table-cell table:style-name="ce2" office:value-type="string">
            <text:p>ComplaintRecord.java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ComplaintRepositoryArray.java</text:p>
          </table:table-cell>
          <table:table-cell table:style-name="ce2"/>
        </table:table-row>
        <table:table-row table:style-name="ro1">
          <table:table-cell table:style-name="ce2" office:value-type="string">
            <text:p>ComplaintRepositoryRDB.java</text:p>
          </table:table-cell>
          <table:table-cell table:style-name="ce2" office:value-type="string">
            <text:p>ComplaintRepositoryRDB.java</text:p>
          </table:table-cell>
          <table:table-cell table:style-name="ce2" office:value-type="float" office:value="393">
            <text:p>393</text:p>
          </table:table-cell>
        </table:table-row>
        <table:table-row table:style-name="ro1">
          <table:table-cell table:style-name="ce2" office:value-type="string">
            <text:p>ComplaintRepositoryRDB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laintRepositoryRDB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mponentFac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ConcreteIterator.java</text:p>
          </table:table-cell>
          <table:table-cell table:style-name="ce2" office:value-type="string">
            <text:p>ConcreteIterator.java</text:p>
          </table:table-cell>
          <table:table-cell table:style-name="ce2" office:value-type="float" office:value="41">
            <text:p>41</text:p>
          </table:table-cell>
        </table:table-row>
        <table:table-row table:style-name="ro1">
          <table:table-cell table:style-name="ce2" office:value-type="string">
            <text:p>ConcurrencyManager.java</text:p>
          </table:table-cell>
          <table:table-cell table:style-name="ce2" office:value-type="string">
            <text:p>ConcurrencyManager.java</text:p>
          </table:table-cell>
          <table:table-cell table:style-name="ce2" office:value-type="float" office:value="47">
            <text:p>47</text:p>
          </table:table-cell>
        </table:table-row>
        <table:table-row table:style-name="ro1">
          <table:table-cell table:style-name="ce2"/>
          <table:table-cell table:style-name="ce2" office:value-type="string">
            <text:p>ConcurrencyManager.java</text:p>
          </table:table-cell>
          <table:table-cell table:style-name="ce2"/>
        </table:table-row>
        <table:table-row table:style-name="ro1">
          <table:table-cell table:style-name="ce2" office:value-type="string">
            <text:p>Constants.java</text:p>
          </table:table-cell>
          <table:table-cell table:style-name="ce2" office:value-type="string">
            <text:p>Constants.java</text:p>
          </table:table-cell>
          <table:table-cell table:style-name="ce2" office:value-type="float" office:value="69">
            <text:p>69</text:p>
          </table:table-cell>
        </table:table-row>
        <table:table-row table:style-name="ro1">
          <table:table-cell table:style-name="ce2" office:value-type="string">
            <text:p>Date.java</text:p>
          </table:table-cell>
          <table:table-cell table:style-name="ce2" office:value-type="string">
            <text:p>Date.java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table:style-name="ce2" office:value-type="string">
            <text:p>Date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ateDt.java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>
            <text:p>DiseaseRecord.java</text:p>
          </table:table-cell>
          <table:table-cell/>
        </table:table-row>
        <table:table-row table:style-name="ro1">
          <table:table-cell table:style-name="ce2" office:value-type="string">
            <text:p>DiseaseType.java</text:p>
          </table:table-cell>
          <table:table-cell table:style-name="ce2" office:value-type="string">
            <text:p>DiseaseType.java</text:p>
          </table:table-cell>
          <table:table-cell office:value-type="float" office:value="86">
            <text:p>86</text:p>
          </table:table-cell>
        </table:table-row>
        <table:table-row table:style-name="ro1">
          <table:table-cell table:style-name="ce2"/>
          <table:table-cell table:style-name="ce2" office:value-type="string">
            <text:p>DiseaseTypeRepositoryArray.java</text:p>
          </table:table-cell>
          <table:table-cell table:style-name="ce2"/>
        </table:table-row>
        <table:table-row table:style-name="ro1">
          <table:table-cell table:style-name="ce2" office:value-type="string">
            <text:p>DiseaseTypeRepositoryRDB.java</text:p>
          </table:table-cell>
          <table:table-cell table:style-name="ce2" office:value-type="string">
            <text:p>DiseaseTypeRepositoryRDB.java</text:p>
          </table:table-cell>
          <table:table-cell table:style-name="ce2" office:value-type="float" office:value="200">
            <text:p>200</text:p>
          </table:table-cell>
        </table:table-row>
        <table:table-row table:style-name="ro1">
          <table:table-cell table:style-name="ce2" office:value-type="string">
            <text:p>DrugComplaint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DrugComplain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rugData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rugData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Employee.java</text:p>
          </table:table-cell>
          <table:table-cell table:style-name="ce2" office:value-type="string">
            <text:p>Employee.java</text:p>
          </table:table-cell>
          <table:table-cell office:value-type="float" office:value="46">
            <text:p>46</text:p>
          </table:table-cell>
        </table:table-row>
        <table:table-row table:style-name="ro1">
          <table:table-cell table:style-name="ce2" office:value-type="string">
            <text:p>Employee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Employee.java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>
            <text:p>EmployeeRecord.java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EmployeeRepositoryArray.java</text:p>
          </table:table-cell>
          <table:table-cell/>
        </table:table-row>
        <table:table-row table:style-name="ro1">
          <table:table-cell table:style-name="ce2" office:value-type="string">
            <text:p>EmployeeRepositoryRDB.java</text:p>
          </table:table-cell>
          <table:table-cell table:style-name="ce2" office:value-type="string">
            <text:p>EmployeeRepositoryRDB.java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style-name="ce2" office:value-type="string">
            <text:p>EmployeeRepositoryRDB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ExceptionMessages.java</text:p>
          </table:table-cell>
          <table:table-cell table:style-name="ce2" office:value-type="string">
            <text:p>ExceptionMessages.java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style-name="ce2" office:value-type="string">
            <text:p>Facade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cadeConcurrency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cadeDiseaseRepository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cadeDistribution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cadeEmploye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cadeGeneralComplaint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acadeHealthUnitMgt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acadeHealthUnitReposi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acadeHTMLPageMgt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acadeRSSFeeds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acadeSpecialityRepository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acadeUtil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oodComplaint.java</text:p>
          </table:table-cell>
          <table:table-cell table:style-name="ce2" office:value-type="string">
            <text:p>FoodComplaint.java</text:p>
          </table:table-cell>
          <table:table-cell table:style-name="ce2" office:value-type="float" office:value="112">
            <text:p>112</text:p>
          </table:table-cell>
        </table:table-row>
        <table:table-row table:style-name="ro1">
          <table:table-cell table:style-name="ce2" office:value-type="string">
            <text:p>FoodComplaint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FoodComplaint.java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>
            <text:p>Functions.java</text:p>
          </table:table-cell>
          <table:table-cell table:style-name="ce2"/>
        </table:table-row>
        <table:table-row table:style-name="ro1">
          <table:table-cell table:style-name="ce2" office:value-type="string">
            <text:p>HealthUnit.java</text:p>
          </table:table-cell>
          <table:table-cell table:style-name="ce2" office:value-type="string">
            <text:p>HealthUnit.java</text:p>
          </table:table-cell>
          <table:table-cell table:style-name="ce2" office:value-type="float" office:value="63">
            <text:p>63</text:p>
          </table:table-cell>
        </table:table-row>
        <table:table-row table:style-name="ro1">
          <table:table-cell table:style-name="ce2"/>
          <table:table-cell table:style-name="ce2" office:value-type="string">
            <text:p>HealthUnitRecord.java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HealthUnitRepositoryArray.java</text:p>
          </table:table-cell>
          <table:table-cell table:style-name="ce2"/>
        </table:table-row>
        <table:table-row table:style-name="ro1">
          <table:table-cell table:style-name="ce2" office:value-type="string">
            <text:p>HealthUnitRepositoryRDB.java</text:p>
          </table:table-cell>
          <table:table-cell table:style-name="ce2" office:value-type="string">
            <text:p>HealthUnitRepositoryRDB.java</text:p>
          </table:table-cell>
          <table:table-cell table:style-name="ce2" office:value-type="float" office:value="163">
            <text:p>163</text:p>
          </table:table-cell>
        </table:table-row>
        <table:table-row table:style-name="ro1">
          <table:table-cell table:style-name="ce2" office:value-type="string">
            <text:p>HealthUnitRepositoryRDB.jav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HealthWatcherFacade.java</text:p>
          </table:table-cell>
          <table:table-cell table:style-name="ce2" office:value-type="string">
            <text:p>HealthWatcherFacade.java</text:p>
          </table:table-cell>
          <table:table-cell table:style-name="ce2" office:value-type="float" office:value="224">
            <text:p>224</text:p>
          </table:table-cell>
        </table:table-row>
        <table:table-row table:style-name="ro1">
          <table:table-cell table:style-name="ce2" office:value-type="string">
            <text:p>HTMLCode.java</text:p>
          </table:table-cell>
          <table:table-cell table:style-name="ce2" office:value-type="string">
            <text:p>HTMLCode.java</text:p>
          </table:table-cell>
          <table:table-cell table:style-name="ce2" office:value-type="float" office:value="117">
            <text:p>117</text:p>
          </table:table-cell>
        </table:table-row>
        <table:table-row table:style-name="ro1">
          <table:table-cell table:style-name="ce2"/>
          <table:table-cell table:style-name="ce2" office:value-type="string">
            <text:p>HWClientDistribution.aj</text:p>
          </table:table-cell>
          <table:table-cell table:style-name="ce2"/>
        </table:table-row>
        <table:table-row table:style-name="ro1">
          <table:table-cell table:style-name="ce2" office:value-type="string">
            <text:p>HWDataCollection.aj</text:p>
          </table:table-cell>
          <table:table-cell table:style-name="ce2" office:value-type="string">
            <text:p>HWDataCollection.aj</text:p>
          </table:table-cell>
          <table:table-cell table:style-name="ce2" office:value-type="float" office:value="36">
            <text:p>36</text:p>
          </table:table-cell>
        </table:table-row>
        <table:table-row table:style-name="ro1">
          <table:table-cell table:style-name="ce2" office:value-type="string">
            <text:p>HWServerDistribution.aj</text:p>
          </table:table-cell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>
            <text:p>HWDistributionExceptionHandler.aj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HWLocalSynchronization.aj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HWManagedSynchronization.aj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HWPersistence.aj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HWPersistenceExceptionHandler.aj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HWServerDistribution.aj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HWServlet.java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HWTimestamp.aj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HWTransactionExceptionHandler.aj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HWTransactionManagement.aj</text:p>
          </table:table-cell>
          <table:table-cell/>
        </table:table-row>
        <table:table-row table:style-name="ro1">
          <table:table-cell table:style-name="ce2" office:value-type="string">
            <text:p>IAddressDt.java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>
            <text:p>IAddressRepository.java</text:p>
          </table:table-cell>
          <table:table-cell/>
        </table:table-row>
        <table:table-row table:style-name="ro1">
          <table:table-cell table:style-name="ce2" office:value-type="string">
            <text:p>IAnimalComplaint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Complaint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ComplaintMgt.java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>
            <text:p>IComplaintRepository.java</text:p>
          </table:table-cell>
          <table:table-cell/>
        </table:table-row>
        <table:table-row table:style-name="ro1">
          <table:table-cell table:style-name="ce2" office:value-type="string">
            <text:p>IConcurrency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ate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isease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iseaseRepository.java</text:p>
          </table:table-cell>
          <table:table-cell table:style-name="ce2" office:value-type="string">
            <text:p>IDiseaseRepository.java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style-name="ce2" office:value-type="string">
            <text:p>IDistribution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istribution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istribution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istribution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rugComplaint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rugData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Employee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Employe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EmployeeMgt.java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>
            <text:p>IEmployeeRepository.java</text:p>
          </table:table-cell>
          <table:table-cell/>
        </table:table-row>
        <table:table-row table:style-name="ro1">
          <table:table-cell table:style-name="ce2" office:value-type="string">
            <text:p>IFacade.java</text:p>
          </table:table-cell>
          <table:table-cell table:style-name="ce2" office:value-type="string">
            <text:p>IFacade.java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style-name="ce2" office:value-type="string">
            <text:p>IFoodComplaint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GeneralComplain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ealthUni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ealthUnit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ealthUni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ealthUnit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ealthUnitRepository.java</text:p>
          </table:table-cell>
          <table:table-cell table:style-name="ce2" office:value-type="string">
            <text:p>IHealthUnitRepository.java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HTMLPag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Infrastructure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IteratorRMITargetAdapter.java</text:p>
          </table:table-cell>
          <table:table-cell table:style-name="ce2" office:value-type="string">
            <text:p>IIteratorRMITargetAdapter.java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MedicalSpeciality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nitializeServerConfiguration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nsertEntryException.java</text:p>
          </table:table-cell>
          <table:table-cell table:style-name="ce2" office:value-type="string">
            <text:p>InsertEntryException.java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2" office:value-type="string">
            <text:p>InvalidDateException.java</text:p>
          </table:table-cell>
          <table:table-cell table:style-name="ce2" office:value-type="string">
            <text:p>InvalidDateException.jav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InvalidSessionException.java</text:p>
          </table:table-cell>
          <table:table-cell table:style-name="ce2" office:value-type="string">
            <text:p>InvalidSessionException.java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 office:value-type="string">
            <text:p>IPersistenceMechanism.java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PersistenceMechanism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QueryInfo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RemoteFacade.java</text:p>
          </table:table-cell>
          <table:table-cell table:style-name="ce2" office:value-type="string">
            <text:p>IRemoteFacade.java</text:p>
          </table:table-cell>
          <table:table-cell office:value-type="float" office:value="59">
            <text:p>59</text:p>
          </table:table-cell>
        </table:table-row>
        <table:table-row table:style-name="ro1">
          <table:table-cell table:style-name="ce2" office:value-type="string">
            <text:p>IRSSFeeds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RSSFeeds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Schedule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Situation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SpecialComplaint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SpecialityRepository.java</text:p>
          </table:table-cell>
          <table:table-cell table:style-name="ce2" office:value-type="string">
            <text:p>ISpecialityRepository.jav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ISpecialityRepository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SupportServicesMg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SuspectMedicalDevice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SuspectProductD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SymptomDt.java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>
            <text:p>ISymptomRepository.java</text:p>
          </table:table-cell>
          <table:table-cell/>
        </table:table-row>
        <table:table-row table:style-name="ro1">
          <table:table-cell table:style-name="ce2" office:value-type="string">
            <text:p>IteratorDsk.java</text:p>
          </table:table-cell>
          <table:table-cell table:style-name="ce2" office:value-type="string">
            <text:p>IteratorDsk.jav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2" office:value-type="string">
            <text:p>IteratorRMISourceAdapter.java</text:p>
          </table:table-cell>
          <table:table-cell table:style-name="ce2" office:value-type="string">
            <text:p>IteratorRMISourceAdapter.java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style-name="ce2" office:value-type="string">
            <text:p>IteratorRMITargetAdapter.java</text:p>
          </table:table-cell>
          <table:table-cell table:style-name="ce2" office:value-type="string">
            <text:p>IteratorRMITargetAdapter.java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style-name="ce2" office:value-type="string">
            <text:p>ITimestamp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Update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Util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Library.java</text:p>
          </table:table-cell>
          <table:table-cell table:style-name="ce2" office:value-type="string">
            <text:p>Library.java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table:style-name="ce2" office:value-type="string">
            <text:p>LocalIterator.java</text:p>
          </table:table-cell>
          <table:table-cell table:style-name="ce2" office:value-type="string">
            <text:p>LocalIterator.jav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anager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MedicalSpeciality.java</text:p>
          </table:table-cell>
          <table:table-cell table:style-name="ce2" office:value-type="string">
            <text:p>MedicalSpeciality.java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style-name="ce2" office:value-type="string">
            <text:p>MedicalSpeciality.java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>
            <text:p>MedicalSpecialityRecord.java</text:p>
          </table:table-cell>
          <table:table-cell/>
        </table:table-row>
        <table:table-row table:style-name="ro1">
          <table:table-cell table:style-name="ce2" office:value-type="string">
            <text:p>MethodExecutor.java</text:p>
          </table:table-cell>
          <table:table-cell table:style-name="ce2" office:value-type="string">
            <text:p>MethodExecutor.java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style-name="ce2" office:value-type="string">
            <text:p>ObjectAlreadyInsertedException.java</text:p>
          </table:table-cell>
          <table:table-cell table:style-name="ce2" office:value-type="string">
            <text:p>ObjectAlreadyInsertedException.java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ObjectNotFoundException.java</text:p>
          </table:table-cell>
          <table:table-cell table:style-name="ce2" office:value-type="string">
            <text:p>ObjectNotFoundException.java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ObjectNotValidException.java</text:p>
          </table:table-cell>
          <table:table-cell table:style-name="ce2" office:value-type="string">
            <text:p>ObjectNotValidException.java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PersistenceMechanism.java</text:p>
          </table:table-cell>
          <table:table-cell table:style-name="ce2" office:value-type="string">
            <text:p>PersistenceMechanism.java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table:style-name="ce2" office:value-type="string">
            <text:p>PersistenceMechanismException.java</text:p>
          </table:table-cell>
          <table:table-cell table:style-name="ce2" office:value-type="string">
            <text:p>PersistenceMechanismException.java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PersistenceSoftException.java</text:p>
          </table:table-cell>
          <table:table-cell table:style-name="ce2" office:value-type="string">
            <text:p>PersistenceSoftException.java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2" office:value-type="string">
            <text:p>RepositoryException.java</text:p>
          </table:table-cell>
          <table:table-cell table:style-name="ce2" office:value-type="string">
            <text:p>RepositoryException.java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Schedule.java</text:p>
          </table:table-cell>
          <table:table-cell table:style-name="ce2" office:value-type="string">
            <text:p>Schedule.java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style-name="ce2" office:value-type="string">
            <text:p>Schedule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Schedule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Serializer.java</text:p>
          </table:table-cell>
          <table:table-cell table:style-name="ce2" office:value-type="string">
            <text:p>Serializer.java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ServletConfigRMI.java</text:p>
          </table:table-cell>
          <table:table-cell table:style-name="ce2" office:value-type="string">
            <text:p>ServletConfigRMI.java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2" office:value-type="string">
            <text:p>ServletGetDataForSearchByDiseaseType.java</text:p>
          </table:table-cell>
          <table:table-cell table:style-name="ce2" office:value-type="string">
            <text:p>ServletGetDataForSearchByDiseaseType.java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style-name="ce2" office:value-type="string">
            <text:p>ServletGetDataForSearchByHealthUnit.java</text:p>
          </table:table-cell>
          <table:table-cell table:style-name="ce2" office:value-type="string">
            <text:p>ServletGetDataForSearchByHealthUnit.java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style-name="ce2" office:value-type="string">
            <text:p>ServletGetDataForSearchBySpeciality.java</text:p>
          </table:table-cell>
          <table:table-cell table:style-name="ce2" office:value-type="string">
            <text:p>ServletGetDataForSearchBySpeciality.java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style-name="ce2" office:value-type="string">
            <text:p>ServletInsertAnimalComplaint.java</text:p>
          </table:table-cell>
          <table:table-cell table:style-name="ce2" office:value-type="string">
            <text:p>ServletInsertAnimalComplaint.java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table:style-name="ce2" office:value-type="string">
            <text:p>ServletInsertEmployee.java</text:p>
          </table:table-cell>
          <table:table-cell table:style-name="ce2" office:value-type="string">
            <text:p>ServletInsertEmployee.java</text:p>
          </table:table-cell>
          <table:table-cell office:value-type="float" office:value="67">
            <text:p>67</text:p>
          </table:table-cell>
        </table:table-row>
        <table:table-row table:style-name="ro1">
          <table:table-cell table:style-name="ce2" office:value-type="string">
            <text:p>ServletInsertFoodComplaint.java</text:p>
          </table:table-cell>
          <table:table-cell table:style-name="ce2" office:value-type="string">
            <text:p>ServletInsertFoodComplaint.java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style-name="ce2" office:value-type="string">
            <text:p>ServletInsertSpecialComplaint.java</text:p>
          </table:table-cell>
          <table:table-cell table:style-name="ce2" office:value-type="string">
            <text:p>ServletInsertSpecialComplaint.java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table:style-name="ce2" office:value-type="string">
            <text:p>ServletLogin.java</text:p>
          </table:table-cell>
          <table:table-cell table:style-name="ce2" office:value-type="string">
            <text:p>ServletLogin.java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style-name="ce2" office:value-type="string">
            <text:p>ServletSearchComplaintData.java</text:p>
          </table:table-cell>
          <table:table-cell table:style-name="ce2" office:value-type="string">
            <text:p>ServletSearchComplaintData.java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style-name="ce2" office:value-type="string">
            <text:p>ServletSearchDiseaseData.java</text:p>
          </table:table-cell>
          <table:table-cell table:style-name="ce2" office:value-type="string">
            <text:p>ServletSearchDiseaseData.java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style-name="ce2" office:value-type="string">
            <text:p>ServletSearchHealthUnitsBySpecialty.java</text:p>
          </table:table-cell>
          <table:table-cell table:style-name="ce2" office:value-type="string">
            <text:p>ServletSearchHealthUnitsBySpecialty.java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style-name="ce2" office:value-type="string">
            <text:p>ServletSearchSpecialtiesByHealthUnit.java</text:p>
          </table:table-cell>
          <table:table-cell table:style-name="ce2" office:value-type="string">
            <text:p>ServletSearchSpecialtiesByHealthUnit.java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style-name="ce2" office:value-type="string">
            <text:p>ServletUpdateComplaintData.java</text:p>
          </table:table-cell>
          <table:table-cell table:style-name="ce2" office:value-type="string">
            <text:p>ServletUpdateComplaintData.java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style-name="ce2" office:value-type="string">
            <text:p>ServletUpdateComplaintSearch.java</text:p>
          </table:table-cell>
          <table:table-cell table:style-name="ce2" office:value-type="string">
            <text:p>ServletUpdateComplaintSearch.java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2" office:value-type="string">
            <text:p>ServletUpdateEmployeeData.java</text:p>
          </table:table-cell>
          <table:table-cell table:style-name="ce2" office:value-type="string">
            <text:p>ServletUpdateEmployeeData.java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style-name="ce2" office:value-type="string">
            <text:p>ServletUpdateEmployeeSearch.java</text:p>
          </table:table-cell>
          <table:table-cell table:style-name="ce2" office:value-type="string">
            <text:p>ServletUpdateEmployeeSearch.java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style-name="ce2" office:value-type="string">
            <text:p>ServletUpdateHealthUnitData.java</text:p>
          </table:table-cell>
          <table:table-cell table:style-name="ce2" office:value-type="string">
            <text:p>ServletUpdateHealthUnitData.java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style-name="ce2" office:value-type="string">
            <text:p>ServletUpdateHealthUnitSearch.java</text:p>
          </table:table-cell>
          <table:table-cell table:style-name="ce2" office:value-type="string">
            <text:p>ServletUpdateHealthUnitSearch.java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style-name="ce2" office:value-type="string">
            <text:p>ServletWebServer.java</text:p>
          </table:table-cell>
          <table:table-cell table:style-name="ce2" office:value-type="string">
            <text:p>ServletWebServer.java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style-name="ce2" office:value-type="string">
            <text:p>Situation.java</text:p>
          </table:table-cell>
          <table:table-cell table:style-name="ce2" office:value-type="string">
            <text:p>Situation.java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2" office:value-type="string">
            <text:p>Situation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SituationFacadeException.java</text:p>
          </table:table-cell>
          <table:table-cell table:style-name="ce2" office:value-type="string">
            <text:p>SituationFacadeException.java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SpecialComplaint.java</text:p>
          </table:table-cell>
          <table:table-cell table:style-name="ce2" office:value-type="string">
            <text:p>SpecialComplaint.java</text:p>
          </table:table-cell>
          <table:table-cell office:value-type="float" office:value="72">
            <text:p>72</text:p>
          </table:table-cell>
        </table:table-row>
        <table:table-row table:style-name="ro1">
          <table:table-cell table:style-name="ce2" office:value-type="string">
            <text:p>SpecialComplaint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SpecialComplaint.java</text:p>
          </table:table-cell>
          <table:table-cell table:style-name="ce2"/>
          <table:table-cell/>
        </table:table-row>
        <table:table-row table:style-name="ro1">
          <table:table-cell table:style-name="ce2"/>
          <table:table-cell table:style-name="ce2" office:value-type="string">
            <text:p>SpecialityRepositoryArray.java</text:p>
          </table:table-cell>
          <table:table-cell/>
        </table:table-row>
        <table:table-row table:style-name="ro1">
          <table:table-cell table:style-name="ce2" office:value-type="string">
            <text:p>SpecialityRepositoryRDB.java</text:p>
          </table:table-cell>
          <table:table-cell table:style-name="ce2" office:value-type="string">
            <text:p>SpecialityRepositoryRDB.java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style-name="ce2" office:value-type="string">
            <text:p>Symptom.java</text:p>
          </table:table-cell>
          <table:table-cell table:style-name="ce2" office:value-type="string">
            <text:p>Symptom.java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2"/>
          <table:table-cell table:style-name="ce2" office:value-type="string">
            <text:p>SymptomRepositoryArray.java</text:p>
          </table:table-cell>
          <table:table-cell/>
        </table:table-row>
        <table:table-row table:style-name="ro1">
          <table:table-cell table:style-name="ce2" office:value-type="string">
            <text:p>Timestamp.java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TransactionException.java</text:p>
          </table:table-cell>
          <table:table-cell table:style-name="ce2" office:value-type="string">
            <text:p>TransactionException.java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office:value-type="string">
            <text:p>UpdateEntryException.java</text:p>
          </table:table-cell>
          <table:table-cell table:style-name="ce2" office:value-type="string">
            <text:p>UpdateEntryException.java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2" office:value-type="string">
            <text:p>XPIComplain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Complain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Complain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ComplaintMg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DiseaseRepository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Distribution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Distribution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Distribution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Employee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EmployeeMgtEH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Exception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GeneralComplain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HealthUnitMg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HealthUnitRepositoryEH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HTMLPageMg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HWServle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InfrastructureMg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Persistence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Persistence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Persistence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PersistenceMechanism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PersistenceMechanism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RSSFeeds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RSSFeedsMgt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SpecialityRepositoryEH.aj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XPIUserInterfaceServlets.aj</text:p>
          </table:table-cell>
          <table:table-cell table:style-name="ce2"/>
          <table:table-cell/>
        </table:table-row>
        <table:table-row table:style-name="ro1" table:number-rows-repeated="126">
          <table:table-cell table:style-name="Default" table:number-columns-repeated="2"/>
          <table:table-cell/>
        </table:table-row>
        <table:table-row table:style-name="ro1" table:number-rows-repeated="1048083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target-range-address="codereuse.A10:codereuse.A36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3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6" number:min-integer-digits="1"/>
    </number:number-style>
    <number:number-style style:name="N120">
      <number:number number:decimal-places="17" number:min-integer-digits="1"/>
    </number:number-style>
    <number:number-style style:name="N121">
      <number:number number:decimal-places="18" number:min-integer-digits="1"/>
    </number:number-style>
    <number:number-style style:name="N122">
      <number:number number:decimal-places="19" number:min-integer-digits="1"/>
    </number:number-style>
    <number:number-style style:name="N123">
      <number:number number:decimal-places="20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0.701cm" fo:page-height="2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/09/2011</text:date>, <text:time>17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Tizzei</meta:initial-creator>
    <meta:creation-date>2011-07-25T22:03:48</meta:creation-date>
    <dc:date>2011-09-01T17:03:16</dc:date>
    <dc:creator>Leonardo Tizzei</dc:creator>
    <meta:editing-duration>PT48H38M58S</meta:editing-duration>
    <meta:editing-cycles>88</meta:editing-cycles>
    <meta:generator>OpenOffice.org/3.2$Unix OpenOffice.org_project/320m12$Build-9483</meta:generator>
    <meta:document-statistic meta:table-count="5" meta:cell-count="2528" meta:object-count="0"/>
    <meta:user-defined meta:name="Info 1"/>
    <meta:user-defined meta:name="Info 2"/>
    <meta:user-defined meta:name="Info 3"/>
    <meta:user-defined meta:name="Info 4"/>
  </office:meta>
</office:document-meta>
</file>